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080000016E2743490BB4390DE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5f_08">
      <style:text-properties officeooo:paragraph-rsid="00eeac9d"/>
    </style:style>
    <style:style style:name="P2" style:family="paragraph" style:parent-style-name="Standard">
      <style:paragraph-properties fo:text-align="start" style:justify-single-word="false"/>
      <style:text-properties officeooo:rsid="001c9a45" officeooo:paragraph-rsid="001c9a45"/>
    </style:style>
    <style:style style:name="P3" style:family="paragraph" style:parent-style-name="Standard">
      <style:paragraph-properties fo:text-align="start" style:justify-single-word="false"/>
      <style:text-properties officeooo:rsid="001c9a45" officeooo:paragraph-rsid="002e8af1"/>
    </style:style>
    <style:style style:name="P4" style:family="paragraph" style:parent-style-name="Standard">
      <style:text-properties officeooo:rsid="001c9a45" officeooo:paragraph-rsid="003673d8"/>
    </style:style>
    <style:style style:name="P5" style:family="paragraph" style:parent-style-name="Standard">
      <style:text-properties officeooo:rsid="001c9a45" officeooo:paragraph-rsid="00f51791"/>
    </style:style>
    <style:style style:name="P6" style:family="paragraph" style:parent-style-name="Standard">
      <style:text-properties officeooo:rsid="00309dfb"/>
    </style:style>
    <style:style style:name="P7" style:family="paragraph" style:parent-style-name="Standard">
      <style:paragraph-properties fo:text-align="start" style:justify-single-word="false"/>
      <style:text-properties officeooo:rsid="003c8ec2" officeooo:paragraph-rsid="003c8ec2"/>
    </style:style>
    <style:style style:name="P8" style:family="paragraph" style:parent-style-name="Standard">
      <style:text-properties fo:language="en" fo:country="US" officeooo:rsid="001c9a45" officeooo:paragraph-rsid="003c8ec2" style:font-name-complex="Arial2"/>
    </style:style>
    <style:style style:name="P9" style:family="paragraph" style:parent-style-name="Standard">
      <style:text-properties fo:language="en" fo:country="US" officeooo:rsid="01cc7138" officeooo:paragraph-rsid="01cc7138"/>
    </style:style>
    <style:style style:name="P10" style:family="paragraph" style:parent-style-name="Standard">
      <style:text-properties fo:language="en" fo:country="US" officeooo:rsid="03e17774" officeooo:paragraph-rsid="03e17774"/>
    </style:style>
    <style:style style:name="P11" style:family="paragraph" style:parent-style-name="Standard">
      <style:text-properties fo:language="en" fo:country="US" officeooo:rsid="03e17774" officeooo:paragraph-rsid="042bcfa1"/>
    </style:style>
    <style:style style:name="P12" style:family="paragraph" style:parent-style-name="Standard">
      <style:text-properties fo:language="en" fo:country="US" officeooo:rsid="03e30686" officeooo:paragraph-rsid="03e30686"/>
    </style:style>
    <style:style style:name="P13" style:family="paragraph" style:parent-style-name="Standard">
      <style:text-properties fo:language="en" fo:country="US" officeooo:rsid="042bcfa1" officeooo:paragraph-rsid="042bcfa1"/>
    </style:style>
    <style:style style:name="P14" style:family="paragraph" style:parent-style-name="Standard">
      <style:text-properties fo:language="en" fo:country="US" officeooo:rsid="03c1e833" officeooo:paragraph-rsid="01c9a2e7"/>
    </style:style>
    <style:style style:name="P15" style:family="paragraph" style:parent-style-name="Standard">
      <style:text-properties fo:language="en" fo:country="US" officeooo:rsid="049f40aa" officeooo:paragraph-rsid="04ba76b4"/>
    </style:style>
    <style:style style:name="P16" style:family="paragraph" style:parent-style-name="Standard">
      <style:text-properties fo:language="en" fo:country="US" officeooo:rsid="0516bbb6" officeooo:paragraph-rsid="0516bbb6"/>
    </style:style>
    <style:style style:name="P17" style:family="paragraph" style:parent-style-name="Standard">
      <style:text-properties fo:language="en" fo:country="US" officeooo:rsid="05659370" officeooo:paragraph-rsid="0516bbb6"/>
    </style:style>
    <style:style style:name="P18" style:family="paragraph" style:parent-style-name="Standard">
      <style:text-properties fo:language="en" fo:country="US" officeooo:rsid="05659370" officeooo:paragraph-rsid="05659370"/>
    </style:style>
    <style:style style:name="P19" style:family="paragraph" style:parent-style-name="Standard">
      <style:text-properties fo:language="en" fo:country="US" officeooo:rsid="0565af96" officeooo:paragraph-rsid="0565af96"/>
    </style:style>
    <style:style style:name="P20" style:family="paragraph" style:parent-style-name="Standard">
      <style:text-properties fo:language="en" fo:country="US" officeooo:rsid="0568bc9a" officeooo:paragraph-rsid="0565af96"/>
    </style:style>
    <style:style style:name="P21" style:family="paragraph" style:parent-style-name="Standard">
      <style:text-properties fo:language="en" fo:country="US" officeooo:rsid="056a54ed" officeooo:paragraph-rsid="056a54ed"/>
    </style:style>
    <style:style style:name="P22" style:family="paragraph" style:parent-style-name="Standard">
      <style:text-properties fo:language="en" fo:country="US" officeooo:rsid="056c299a" officeooo:paragraph-rsid="056c299a"/>
    </style:style>
    <style:style style:name="P23" style:family="paragraph" style:parent-style-name="Standard">
      <style:text-properties fo:language="en" fo:country="US" officeooo:rsid="056d98c0" officeooo:paragraph-rsid="056d98c0"/>
    </style:style>
    <style:style style:name="P24" style:family="paragraph" style:parent-style-name="Standard">
      <style:text-properties fo:language="en" fo:country="US" officeooo:rsid="056ec944" officeooo:paragraph-rsid="056ec944"/>
    </style:style>
    <style:style style:name="P25" style:family="paragraph" style:parent-style-name="Standard">
      <style:text-properties fo:language="en" fo:country="US" officeooo:rsid="0571c35a" officeooo:paragraph-rsid="056d98c0"/>
    </style:style>
    <style:style style:name="P26" style:family="paragraph" style:parent-style-name="Standard">
      <style:text-properties fo:language="en" fo:country="US" officeooo:rsid="05726433" officeooo:paragraph-rsid="05726433"/>
    </style:style>
    <style:style style:name="P27" style:family="paragraph" style:parent-style-name="Standard">
      <style:text-properties fo:language="en" fo:country="US" officeooo:rsid="0573cb19" officeooo:paragraph-rsid="0573cb19"/>
    </style:style>
    <style:style style:name="P28" style:family="paragraph" style:parent-style-name="Standard">
      <style:text-properties fo:language="en" fo:country="US" officeooo:rsid="0573fcff" officeooo:paragraph-rsid="0573fcff"/>
    </style:style>
    <style:style style:name="P29" style:family="paragraph" style:parent-style-name="Standard">
      <style:text-properties fo:language="en" fo:country="US" officeooo:rsid="0573fcff" officeooo:paragraph-rsid="05760786"/>
    </style:style>
    <style:style style:name="P30" style:family="paragraph" style:parent-style-name="Standard">
      <style:text-properties fo:language="en" fo:country="US" officeooo:rsid="05760786" officeooo:paragraph-rsid="05760786"/>
    </style:style>
    <style:style style:name="P31" style:family="paragraph" style:parent-style-name="Standard">
      <style:text-properties fo:language="en" fo:country="US" officeooo:rsid="0578fe0d" officeooo:paragraph-rsid="0578fe0d"/>
    </style:style>
    <style:style style:name="P32" style:family="paragraph" style:parent-style-name="Standard">
      <style:text-properties fo:language="en" fo:country="US" officeooo:rsid="057a9c4e" officeooo:paragraph-rsid="0578fe0d"/>
    </style:style>
    <style:style style:name="P33" style:family="paragraph" style:parent-style-name="Standard">
      <style:text-properties fo:language="en" fo:country="US" officeooo:rsid="057bc33e" officeooo:paragraph-rsid="0565af96"/>
    </style:style>
    <style:style style:name="P34" style:family="paragraph" style:parent-style-name="Standard">
      <style:text-properties fo:language="en" fo:country="US" officeooo:paragraph-rsid="00f51791"/>
    </style:style>
    <style:style style:name="P35" style:family="paragraph" style:parent-style-name="Standard">
      <style:text-properties officeooo:paragraph-rsid="00eeac9d"/>
    </style:style>
    <style:style style:name="P36" style:family="paragraph" style:parent-style-name="Standard">
      <style:text-properties officeooo:paragraph-rsid="003673d8"/>
    </style:style>
    <style:style style:name="P37" style:family="paragraph" style:parent-style-name="Standard">
      <style:text-properties officeooo:rsid="00f0be4f" officeooo:paragraph-rsid="00f0be4f"/>
    </style:style>
    <style:style style:name="P38" style:family="paragraph" style:parent-style-name="Standard">
      <style:text-properties officeooo:rsid="00f7ad7b" officeooo:paragraph-rsid="00f51791"/>
    </style:style>
    <style:style style:name="P39" style:family="paragraph" style:parent-style-name="Standard">
      <style:text-properties officeooo:rsid="01c9a2e7" officeooo:paragraph-rsid="0330e8f9"/>
    </style:style>
    <style:style style:name="P40" style:family="paragraph" style:parent-style-name="Standard">
      <style:text-properties officeooo:rsid="01caeb84" officeooo:paragraph-rsid="01caeb84"/>
    </style:style>
    <style:style style:name="P41" style:family="paragraph" style:parent-style-name="Standard">
      <style:text-properties officeooo:rsid="01cc7138" officeooo:paragraph-rsid="01cc7138"/>
    </style:style>
    <style:style style:name="P42" style:family="paragraph" style:parent-style-name="Standard">
      <style:text-properties officeooo:rsid="01d3e2fc" officeooo:paragraph-rsid="01d3e2fc"/>
    </style:style>
    <style:style style:name="P43" style:family="paragraph" style:parent-style-name="Standard">
      <style:text-properties officeooo:rsid="01d5c00f" officeooo:paragraph-rsid="01d5c00f"/>
    </style:style>
    <style:style style:name="P44" style:family="paragraph" style:parent-style-name="Standard">
      <style:text-properties officeooo:rsid="01d982c9" officeooo:paragraph-rsid="01d982c9"/>
    </style:style>
    <style:style style:name="P45" style:family="paragraph" style:parent-style-name="Standard">
      <style:text-properties officeooo:rsid="01dc8012" officeooo:paragraph-rsid="01dc8012"/>
    </style:style>
    <style:style style:name="P46" style:family="paragraph" style:parent-style-name="Standard">
      <style:text-properties officeooo:rsid="01dd06c6" officeooo:paragraph-rsid="01dc8012"/>
    </style:style>
    <style:style style:name="P47" style:family="paragraph" style:parent-style-name="Standard">
      <style:text-properties officeooo:rsid="032b3368" officeooo:paragraph-rsid="032b3368"/>
    </style:style>
    <style:style style:name="P48" style:family="paragraph" style:parent-style-name="Standard">
      <style:text-properties officeooo:rsid="0330e8f9" officeooo:paragraph-rsid="0330e8f9"/>
    </style:style>
    <style:style style:name="P49" style:family="paragraph" style:parent-style-name="Standard">
      <style:text-properties fo:language="ru" fo:country="RU" officeooo:rsid="03d07624" officeooo:paragraph-rsid="03d07624"/>
    </style:style>
    <style:style style:name="P50" style:family="paragraph" style:parent-style-name="Standard">
      <style:text-properties fo:language="ru" fo:country="RU" officeooo:rsid="04b350e0" officeooo:paragraph-rsid="04b350e0"/>
    </style:style>
    <style:style style:name="P51" style:family="paragraph" style:parent-style-name="Standard">
      <style:text-properties officeooo:rsid="035074d3" officeooo:paragraph-rsid="035074d3"/>
    </style:style>
    <style:style style:name="P52" style:family="paragraph" style:parent-style-name="Standard">
      <style:text-properties officeooo:rsid="03be8a6a" officeooo:paragraph-rsid="03be8a6a"/>
    </style:style>
    <style:style style:name="P53" style:family="paragraph" style:parent-style-name="Standard">
      <style:text-properties officeooo:rsid="03c03dc3" officeooo:paragraph-rsid="03c03dc3"/>
    </style:style>
    <style:style style:name="P54" style:family="paragraph" style:parent-style-name="Standard">
      <style:text-properties officeooo:rsid="03c68cfd" officeooo:paragraph-rsid="03c68cfd"/>
    </style:style>
    <style:style style:name="P55" style:family="paragraph" style:parent-style-name="Standard">
      <style:text-properties officeooo:rsid="03c6beb7" officeooo:paragraph-rsid="03c6beb7"/>
    </style:style>
    <style:style style:name="P56" style:family="paragraph" style:parent-style-name="Standard">
      <style:text-properties officeooo:rsid="03c830f8" officeooo:paragraph-rsid="03c830f8"/>
    </style:style>
    <style:style style:name="P57" style:family="paragraph" style:parent-style-name="Standard">
      <style:text-properties officeooo:rsid="03c8a10c" officeooo:paragraph-rsid="03c8a10c"/>
    </style:style>
    <style:style style:name="P58" style:family="paragraph" style:parent-style-name="Standard">
      <style:text-properties officeooo:rsid="03ca9454" officeooo:paragraph-rsid="03ca9454"/>
    </style:style>
    <style:style style:name="P59" style:family="paragraph" style:parent-style-name="Standard">
      <style:text-properties officeooo:rsid="03cc0061" officeooo:paragraph-rsid="03cc0061"/>
    </style:style>
    <style:style style:name="P60" style:family="paragraph" style:parent-style-name="Standard">
      <style:text-properties officeooo:rsid="03cd0c03" officeooo:paragraph-rsid="03cd0c03"/>
    </style:style>
    <style:style style:name="P61" style:family="paragraph" style:parent-style-name="Standard">
      <style:text-properties officeooo:rsid="03ceb5ba" officeooo:paragraph-rsid="03ceb5ba"/>
    </style:style>
    <style:style style:name="P62" style:family="paragraph" style:parent-style-name="Standard">
      <style:text-properties officeooo:rsid="03d36183" officeooo:paragraph-rsid="03d36183"/>
    </style:style>
    <style:style style:name="P63" style:family="paragraph" style:parent-style-name="Standard">
      <style:text-properties officeooo:rsid="03d3934b" officeooo:paragraph-rsid="03d57799"/>
    </style:style>
    <style:style style:name="P64" style:family="paragraph" style:parent-style-name="Standard">
      <style:text-properties officeooo:rsid="03d57799" officeooo:paragraph-rsid="03d57799"/>
    </style:style>
    <style:style style:name="P65" style:family="paragraph" style:parent-style-name="Standard">
      <style:text-properties officeooo:rsid="03d6fc7d" officeooo:paragraph-rsid="03d6fc7d"/>
    </style:style>
    <style:style style:name="P66" style:family="paragraph" style:parent-style-name="Standard">
      <style:text-properties officeooo:rsid="03d9c9b9" officeooo:paragraph-rsid="03d9c9b9"/>
    </style:style>
    <style:style style:name="P67" style:family="paragraph" style:parent-style-name="Standard">
      <style:text-properties officeooo:rsid="03dcb9cc" officeooo:paragraph-rsid="03dcb9cc"/>
    </style:style>
    <style:style style:name="P68" style:family="paragraph" style:parent-style-name="Standard">
      <style:text-properties officeooo:rsid="03dde82f" officeooo:paragraph-rsid="03dde82f"/>
    </style:style>
    <style:style style:name="P69" style:family="paragraph" style:parent-style-name="Standard">
      <style:text-properties officeooo:rsid="03df0d87" officeooo:paragraph-rsid="03df0d87"/>
    </style:style>
    <style:style style:name="P70" style:family="paragraph" style:parent-style-name="Standard">
      <style:text-properties officeooo:rsid="03df5f14" officeooo:paragraph-rsid="03df5f14"/>
    </style:style>
    <style:style style:name="P71" style:family="paragraph" style:parent-style-name="Standard">
      <style:text-properties officeooo:rsid="03e09f39" officeooo:paragraph-rsid="03e09f39"/>
    </style:style>
    <style:style style:name="P72" style:family="paragraph" style:parent-style-name="Standard">
      <style:text-properties officeooo:rsid="03d8bfed" officeooo:paragraph-rsid="03d6fc7d"/>
    </style:style>
    <style:style style:name="P73" style:family="paragraph" style:parent-style-name="Standard">
      <style:text-properties officeooo:rsid="03c138a4" officeooo:paragraph-rsid="03e17774"/>
    </style:style>
    <style:style style:name="P74" style:family="paragraph" style:parent-style-name="Standard">
      <style:text-properties officeooo:rsid="03e17774" officeooo:paragraph-rsid="03e17774"/>
    </style:style>
    <style:style style:name="P75" style:family="paragraph" style:parent-style-name="Standard">
      <style:text-properties officeooo:rsid="03e17774" officeooo:paragraph-rsid="03eade67"/>
    </style:style>
    <style:style style:name="P76" style:family="paragraph" style:parent-style-name="Standard">
      <style:text-properties officeooo:rsid="03e17774" officeooo:paragraph-rsid="03ebbce9"/>
    </style:style>
    <style:style style:name="P77" style:family="paragraph" style:parent-style-name="Standard">
      <style:text-properties officeooo:rsid="03e17774" officeooo:paragraph-rsid="042bcfa1"/>
    </style:style>
    <style:style style:name="P78" style:family="paragraph" style:parent-style-name="Standard">
      <style:text-properties officeooo:rsid="03ea1d4d" officeooo:paragraph-rsid="03ea1d4d"/>
    </style:style>
    <style:style style:name="P79" style:family="paragraph" style:parent-style-name="Standard">
      <style:text-properties officeooo:rsid="03ed84b3" officeooo:paragraph-rsid="03ed84b3"/>
    </style:style>
    <style:style style:name="P80" style:family="paragraph" style:parent-style-name="Standard">
      <style:text-properties officeooo:rsid="03ef1d44" officeooo:paragraph-rsid="03ef1d44"/>
    </style:style>
    <style:style style:name="P81" style:family="paragraph" style:parent-style-name="Standard">
      <style:text-properties officeooo:rsid="03ef1d44" officeooo:paragraph-rsid="03ef3ff1"/>
    </style:style>
    <style:style style:name="P82" style:family="paragraph" style:parent-style-name="Standard">
      <style:text-properties officeooo:rsid="03e00d64" officeooo:paragraph-rsid="03e00d64"/>
    </style:style>
    <style:style style:name="P83" style:family="paragraph" style:parent-style-name="Standard">
      <style:text-properties officeooo:rsid="03e00d64" officeooo:paragraph-rsid="03f06b7c"/>
    </style:style>
    <style:style style:name="P84" style:family="paragraph" style:parent-style-name="Standard">
      <style:text-properties officeooo:rsid="03f06b7c" officeooo:paragraph-rsid="03f06b7c"/>
    </style:style>
    <style:style style:name="P85" style:family="paragraph" style:parent-style-name="Standard">
      <style:text-properties officeooo:rsid="040a01bf" officeooo:paragraph-rsid="040a01bf"/>
    </style:style>
    <style:style style:name="P86" style:family="paragraph" style:parent-style-name="Standard">
      <style:text-properties officeooo:rsid="04394938" officeooo:paragraph-rsid="04394938"/>
    </style:style>
    <style:style style:name="P87" style:family="paragraph" style:parent-style-name="Standard">
      <style:text-properties officeooo:rsid="043b4797" officeooo:paragraph-rsid="043b4797"/>
    </style:style>
    <style:style style:name="P88" style:family="paragraph" style:parent-style-name="Standard">
      <style:text-properties officeooo:rsid="043fd55a" officeooo:paragraph-rsid="043fd55a"/>
    </style:style>
    <style:style style:name="P89" style:family="paragraph" style:parent-style-name="Standard">
      <style:text-properties officeooo:rsid="0441c42d" officeooo:paragraph-rsid="0441c42d"/>
    </style:style>
    <style:style style:name="P90" style:family="paragraph" style:parent-style-name="Standard">
      <style:text-properties officeooo:rsid="04451875" officeooo:paragraph-rsid="04451875"/>
    </style:style>
    <style:style style:name="P91" style:family="paragraph" style:parent-style-name="Standard">
      <style:text-properties officeooo:rsid="046da273" officeooo:paragraph-rsid="046da273"/>
    </style:style>
    <style:style style:name="P92" style:family="paragraph" style:parent-style-name="Standard">
      <style:text-properties officeooo:rsid="0481c637" officeooo:paragraph-rsid="0428670e"/>
    </style:style>
    <style:style style:name="P93" style:family="paragraph" style:parent-style-name="Standard">
      <style:text-properties officeooo:rsid="049c86b5" officeooo:paragraph-rsid="01d3e2fc"/>
    </style:style>
    <style:style style:name="P94" style:family="paragraph" style:parent-style-name="Standard">
      <style:text-properties officeooo:rsid="04a0cc31" officeooo:paragraph-rsid="04a0cc31"/>
    </style:style>
    <style:style style:name="P95" style:family="paragraph" style:parent-style-name="Standard">
      <style:text-properties officeooo:rsid="04a8f176" officeooo:paragraph-rsid="04ba76b4"/>
    </style:style>
    <style:style style:name="P96" style:family="paragraph" style:parent-style-name="Standard">
      <style:text-properties officeooo:rsid="04b79160" officeooo:paragraph-rsid="04ba76b4"/>
    </style:style>
    <style:style style:name="P97" style:family="paragraph" style:parent-style-name="Standard">
      <style:text-properties officeooo:rsid="04b94dd2" officeooo:paragraph-rsid="04ba76b4"/>
    </style:style>
    <style:style style:name="P98" style:family="paragraph" style:parent-style-name="Standard">
      <style:text-properties officeooo:rsid="04b9b3ba" officeooo:paragraph-rsid="04ba76b4"/>
    </style:style>
    <style:style style:name="P99" style:family="paragraph" style:parent-style-name="Standard">
      <style:text-properties officeooo:rsid="04bfed17" officeooo:paragraph-rsid="04bfed17"/>
    </style:style>
    <style:style style:name="P100" style:family="paragraph" style:parent-style-name="Standard">
      <style:text-properties officeooo:rsid="04c17666" officeooo:paragraph-rsid="04c17666"/>
    </style:style>
    <style:style style:name="P101" style:family="paragraph" style:parent-style-name="Standard">
      <style:text-properties officeooo:rsid="04c49ad0" officeooo:paragraph-rsid="04c49ad0"/>
    </style:style>
    <style:style style:name="P102" style:family="paragraph" style:parent-style-name="Standard">
      <style:text-properties officeooo:rsid="04cb0f1d" officeooo:paragraph-rsid="04cb0f1d"/>
    </style:style>
    <style:style style:name="P103" style:family="paragraph" style:parent-style-name="Standard">
      <style:text-properties officeooo:rsid="04ce8041" officeooo:paragraph-rsid="04cb8c9a"/>
    </style:style>
    <style:style style:name="P104" style:family="paragraph" style:parent-style-name="Standard">
      <style:text-properties officeooo:rsid="04e677bb" officeooo:paragraph-rsid="04e677bb"/>
    </style:style>
    <style:style style:name="P105" style:family="paragraph" style:parent-style-name="Standard">
      <style:text-properties officeooo:rsid="0514d2d7" officeooo:paragraph-rsid="0514d2d7"/>
    </style:style>
    <style:style style:name="P106" style:family="paragraph" style:parent-style-name="Standard">
      <style:text-properties officeooo:paragraph-rsid="053b324a"/>
    </style:style>
    <style:style style:name="P107" style:family="paragraph" style:parent-style-name="Standard">
      <style:text-properties officeooo:rsid="053c869a" officeooo:paragraph-rsid="053c869a"/>
    </style:style>
    <style:style style:name="P108" style:family="paragraph" style:parent-style-name="Standard">
      <style:text-properties officeooo:rsid="053de1cb" officeooo:paragraph-rsid="053de1cb"/>
    </style:style>
    <style:style style:name="P109" style:family="paragraph" style:parent-style-name="Standard">
      <style:text-properties officeooo:rsid="053eed31" officeooo:paragraph-rsid="053eed31"/>
    </style:style>
    <style:style style:name="P110" style:family="paragraph" style:parent-style-name="Standard">
      <style:text-properties officeooo:rsid="0540f2f0" officeooo:paragraph-rsid="0540f2f0"/>
    </style:style>
    <style:style style:name="P111" style:family="paragraph" style:parent-style-name="Standard">
      <style:text-properties officeooo:rsid="0541da99" officeooo:paragraph-rsid="0541da99"/>
    </style:style>
    <style:style style:name="P112" style:family="paragraph" style:parent-style-name="Standard">
      <style:text-properties officeooo:rsid="0543c913" officeooo:paragraph-rsid="0543c913"/>
    </style:style>
    <style:style style:name="P113" style:family="paragraph" style:parent-style-name="Standard">
      <style:text-properties officeooo:rsid="054561da" officeooo:paragraph-rsid="054561da"/>
    </style:style>
    <style:style style:name="P114" style:family="paragraph" style:parent-style-name="Standard">
      <style:text-properties officeooo:rsid="0545ac9a" officeooo:paragraph-rsid="0545ac9a"/>
    </style:style>
    <style:style style:name="P115" style:family="paragraph" style:parent-style-name="Standard">
      <style:text-properties officeooo:rsid="05476ca7" officeooo:paragraph-rsid="05476ca7"/>
    </style:style>
    <style:style style:name="P116" style:family="paragraph" style:parent-style-name="Standard">
      <style:text-properties officeooo:rsid="05493096" officeooo:paragraph-rsid="05493096"/>
    </style:style>
    <style:style style:name="P117" style:family="paragraph" style:parent-style-name="Standard">
      <style:text-properties officeooo:rsid="05499f0f" officeooo:paragraph-rsid="05499f0f"/>
    </style:style>
    <style:style style:name="P118" style:family="paragraph" style:parent-style-name="Standard">
      <style:text-properties officeooo:rsid="054aced5" officeooo:paragraph-rsid="054aced5"/>
    </style:style>
    <style:style style:name="P119" style:family="paragraph" style:parent-style-name="Standard">
      <style:text-properties officeooo:rsid="054c9f68" officeooo:paragraph-rsid="054c9f68"/>
    </style:style>
    <style:style style:name="P120" style:family="paragraph" style:parent-style-name="Standard">
      <style:text-properties officeooo:rsid="054ce2f2" officeooo:paragraph-rsid="054ce2f2"/>
    </style:style>
    <style:style style:name="P121" style:family="paragraph" style:parent-style-name="Standard">
      <style:text-properties officeooo:rsid="054e06d3" officeooo:paragraph-rsid="054ce2f2"/>
    </style:style>
    <style:style style:name="P122" style:family="paragraph" style:parent-style-name="Standard">
      <style:text-properties officeooo:rsid="054f4cc7" officeooo:paragraph-rsid="054f4cc7"/>
    </style:style>
    <style:style style:name="P123" style:family="paragraph" style:parent-style-name="Standard">
      <style:text-properties officeooo:rsid="0552e9b8" officeooo:paragraph-rsid="0552e9b8"/>
    </style:style>
    <style:style style:name="P124" style:family="paragraph" style:parent-style-name="Standard">
      <style:text-properties officeooo:rsid="05540f39" officeooo:paragraph-rsid="05540f39"/>
    </style:style>
    <style:style style:name="P125" style:family="paragraph" style:parent-style-name="Standard">
      <style:text-properties officeooo:rsid="05540f39" officeooo:paragraph-rsid="053c869a"/>
    </style:style>
    <style:style style:name="P126" style:family="paragraph" style:parent-style-name="Standard">
      <style:text-properties officeooo:rsid="05554c70" officeooo:paragraph-rsid="05554c70"/>
    </style:style>
    <style:style style:name="P127" style:family="paragraph" style:parent-style-name="Standard">
      <style:text-properties officeooo:rsid="0556a746" officeooo:paragraph-rsid="0556a746"/>
    </style:style>
    <style:style style:name="P128" style:family="paragraph" style:parent-style-name="Standard">
      <style:text-properties officeooo:rsid="0557d061" officeooo:paragraph-rsid="0557d061"/>
    </style:style>
    <style:style style:name="P129" style:family="paragraph" style:parent-style-name="Standard">
      <style:text-properties officeooo:rsid="055a6c45" officeooo:paragraph-rsid="055a6c45"/>
    </style:style>
    <style:style style:name="P130" style:family="paragraph" style:parent-style-name="Standard">
      <style:text-properties officeooo:rsid="055b891a" officeooo:paragraph-rsid="04ba76b4"/>
    </style:style>
    <style:style style:name="P131" style:family="paragraph" style:parent-style-name="Standard">
      <style:text-properties officeooo:rsid="055cc0e3" officeooo:paragraph-rsid="055cc0e3"/>
    </style:style>
    <style:style style:name="P132" style:family="paragraph" style:parent-style-name="Standard">
      <style:text-properties officeooo:rsid="055d5f9d" officeooo:paragraph-rsid="055d5f9d"/>
    </style:style>
    <style:style style:name="P133" style:family="paragraph" style:parent-style-name="Standard">
      <style:text-properties officeooo:rsid="055e14e1" officeooo:paragraph-rsid="055e14e1"/>
    </style:style>
    <style:style style:name="P134" style:family="paragraph" style:parent-style-name="Standard">
      <style:text-properties officeooo:rsid="055fd67c" officeooo:paragraph-rsid="055e14e1"/>
    </style:style>
    <style:style style:name="P135" style:family="paragraph" style:parent-style-name="Standard">
      <style:text-properties officeooo:rsid="05606086" officeooo:paragraph-rsid="05606086"/>
    </style:style>
    <style:style style:name="P136" style:family="paragraph" style:parent-style-name="Standard">
      <style:text-properties officeooo:rsid="05628566" officeooo:paragraph-rsid="05628566"/>
    </style:style>
    <style:style style:name="P137" style:family="paragraph" style:parent-style-name="Standard">
      <style:text-properties officeooo:rsid="05659370" officeooo:paragraph-rsid="05659370"/>
    </style:style>
    <style:style style:name="P138" style:family="paragraph" style:parent-style-name="Standard">
      <style:text-properties officeooo:rsid="057bcb74" officeooo:paragraph-rsid="057bcb74"/>
    </style:style>
    <style:style style:name="P139" style:family="paragraph" style:parent-style-name="Default_20_Style_20_Bold_20_Centered">
      <style:text-properties officeooo:rsid="001de0f8" officeooo:paragraph-rsid="001de0f8"/>
    </style:style>
    <style:style style:name="P140" style:family="paragraph" style:parent-style-name="Default_20_Style_20_Bold_20_Centered">
      <style:text-properties fo:language="en" fo:country="US" officeooo:rsid="032dd912" officeooo:paragraph-rsid="032dd912"/>
    </style:style>
    <style:style style:name="P141" style:family="paragraph" style:parent-style-name="Default_20_Style_20_Bold_20_Centered">
      <style:text-properties officeooo:rsid="032dd912" officeooo:paragraph-rsid="032dd912"/>
    </style:style>
    <style:style style:name="P142" style:family="paragraph" style:parent-style-name="Standard">
      <style:paragraph-properties fo:text-align="start" style:justify-single-word="false" fo:break-before="page"/>
      <style:text-properties officeooo:rsid="001c9a45" officeooo:paragraph-rsid="001c9a45"/>
    </style:style>
    <style:style style:name="P143" style:family="paragraph" style:parent-style-name="Standard">
      <style:paragraph-properties fo:text-align="start" style:justify-single-word="false" fo:break-before="page"/>
      <style:text-properties officeooo:rsid="001c9a45" officeooo:paragraph-rsid="002e8af1"/>
    </style:style>
    <style:style style:name="P144" style:family="paragraph" style:parent-style-name="Standard">
      <style:paragraph-properties fo:break-before="page"/>
      <style:text-properties officeooo:rsid="001c9a45" officeooo:paragraph-rsid="00f51791"/>
    </style:style>
    <style:style style:name="P145" style:family="paragraph" style:parent-style-name="Standard">
      <style:paragraph-properties fo:break-before="page"/>
      <style:text-properties officeooo:rsid="01caeb84" officeooo:paragraph-rsid="01caeb84"/>
    </style:style>
    <style:style style:name="P146" style:family="paragraph" style:parent-style-name="Standard">
      <style:paragraph-properties fo:break-before="page"/>
      <style:text-properties officeooo:rsid="035074d3" officeooo:paragraph-rsid="035074d3"/>
    </style:style>
    <style:style style:name="P147" style:family="paragraph" style:parent-style-name="Standard">
      <style:paragraph-properties fo:break-before="page"/>
      <style:text-properties officeooo:rsid="03be8a6a" officeooo:paragraph-rsid="03be8a6a"/>
    </style:style>
    <style:style style:name="P148" style:family="paragraph" style:parent-style-name="Standard">
      <style:paragraph-properties fo:break-before="page"/>
      <style:text-properties officeooo:rsid="04cb8c9a" officeooo:paragraph-rsid="04cb0f1d"/>
    </style:style>
    <style:style style:name="P149" style:family="paragraph" style:parent-style-name="Contents_20_2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50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51" style:family="paragraph" style:parent-style-name="Contents_20_3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152" style:family="paragraph" style:parent-style-name="Contents_20_4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153" style:family="paragraph" style:parent-style-name="Standard" style:list-style-name="L2">
      <style:text-properties fo:language="en" fo:country="US" officeooo:rsid="03ed84b3" officeooo:paragraph-rsid="03f0f79b"/>
    </style:style>
    <style:style style:name="P154" style:family="paragraph" style:parent-style-name="Standard" style:list-style-name="L2">
      <style:text-properties fo:language="en" fo:country="US" officeooo:rsid="03e17774" officeooo:paragraph-rsid="03fbb47a"/>
    </style:style>
    <style:style style:name="P155" style:family="paragraph" style:parent-style-name="Standard" style:list-style-name="L2">
      <style:text-properties fo:language="en" fo:country="US" officeooo:rsid="03e17774" officeooo:paragraph-rsid="04114bd7"/>
    </style:style>
    <style:style style:name="P156" style:family="paragraph" style:parent-style-name="Standard" style:list-style-name="L2">
      <style:text-properties fo:language="en" fo:country="US" officeooo:rsid="03e17774" officeooo:paragraph-rsid="03ebbce9"/>
    </style:style>
    <style:style style:name="P157" style:family="paragraph" style:parent-style-name="Standard" style:list-style-name="L2">
      <style:text-properties fo:language="en" fo:country="US" officeooo:rsid="03e17774" officeooo:paragraph-rsid="042bcfa1"/>
    </style:style>
    <style:style style:name="P158" style:family="paragraph" style:parent-style-name="Standard" style:list-style-name="L2">
      <style:text-properties fo:language="en" fo:country="US" officeooo:rsid="03e17774" officeooo:paragraph-rsid="03e901e3"/>
    </style:style>
    <style:style style:name="P159" style:family="paragraph" style:parent-style-name="Standard" style:list-style-name="L2">
      <style:text-properties fo:language="en" fo:country="US" officeooo:rsid="03e17774" officeooo:paragraph-rsid="03e61278"/>
    </style:style>
    <style:style style:name="P160" style:family="paragraph" style:parent-style-name="Standard" style:list-style-name="L2">
      <style:text-properties fo:language="en" fo:country="US" officeooo:rsid="03e17774" officeooo:paragraph-rsid="03e4e7f9"/>
    </style:style>
    <style:style style:name="P161" style:family="paragraph" style:parent-style-name="Standard" style:list-style-name="L2">
      <style:text-properties fo:language="en" fo:country="US" officeooo:rsid="03e17774" officeooo:paragraph-rsid="03e17774"/>
    </style:style>
    <style:style style:name="P162" style:family="paragraph" style:parent-style-name="Standard" style:list-style-name="L2">
      <style:text-properties fo:language="en" fo:country="US" officeooo:rsid="04067f79" officeooo:paragraph-rsid="04067f79"/>
    </style:style>
    <style:style style:name="P163" style:family="paragraph" style:parent-style-name="Standard" style:list-style-name="L2">
      <style:text-properties fo:language="en" fo:country="US" officeooo:rsid="0407c215" officeooo:paragraph-rsid="0407c215"/>
    </style:style>
    <style:style style:name="P164" style:family="paragraph" style:parent-style-name="Standard" style:list-style-name="L2">
      <style:text-properties fo:language="en" fo:country="US" officeooo:rsid="04108a67" officeooo:paragraph-rsid="04108a67"/>
    </style:style>
    <style:style style:name="P165" style:family="paragraph" style:parent-style-name="Standard" style:list-style-name="L2">
      <style:text-properties fo:language="en" fo:country="US" officeooo:rsid="0410e4c4" officeooo:paragraph-rsid="0410e4c4"/>
    </style:style>
    <style:style style:name="P166" style:family="paragraph" style:parent-style-name="Standard" style:list-style-name="L2">
      <style:text-properties fo:language="en" fo:country="US" officeooo:rsid="0416f37d" officeooo:paragraph-rsid="0416f37d"/>
    </style:style>
    <style:style style:name="P167" style:family="paragraph" style:parent-style-name="Standard" style:list-style-name="L2">
      <style:text-properties fo:language="en" fo:country="US" officeooo:rsid="041650ed" officeooo:paragraph-rsid="041650ed"/>
    </style:style>
    <style:style style:name="P168" style:family="paragraph" style:parent-style-name="Standard" style:list-style-name="L2">
      <style:text-properties fo:language="en" fo:country="US" officeooo:rsid="04114bd7" officeooo:paragraph-rsid="04114bd7"/>
    </style:style>
    <style:style style:name="P169" style:family="paragraph" style:parent-style-name="Standard" style:list-style-name="L2">
      <style:text-properties fo:language="en" fo:country="US" officeooo:rsid="03eade67" officeooo:paragraph-rsid="03ebbce9"/>
    </style:style>
    <style:style style:name="P170" style:family="paragraph" style:parent-style-name="Standard" style:list-style-name="L2">
      <style:text-properties fo:language="en" fo:country="US" officeooo:rsid="03ebbce9" officeooo:paragraph-rsid="03ebbce9"/>
    </style:style>
    <style:style style:name="P171" style:family="paragraph" style:parent-style-name="Standard" style:list-style-name="L2">
      <style:text-properties fo:language="en" fo:country="US" officeooo:rsid="03f2d2bd" officeooo:paragraph-rsid="03f2d2bd"/>
    </style:style>
    <style:style style:name="P172" style:family="paragraph" style:parent-style-name="Standard" style:list-style-name="L2">
      <style:text-properties fo:language="en" fo:country="US" officeooo:rsid="03f49171" officeooo:paragraph-rsid="03f49171"/>
    </style:style>
    <style:style style:name="P173" style:family="paragraph" style:parent-style-name="Standard" style:list-style-name="L2">
      <style:text-properties fo:language="en" fo:country="US" officeooo:rsid="03f51110" officeooo:paragraph-rsid="03f51110"/>
    </style:style>
    <style:style style:name="P174" style:family="paragraph" style:parent-style-name="Standard" style:list-style-name="L2">
      <style:text-properties fo:language="en" fo:country="US" officeooo:rsid="03f6a54e" officeooo:paragraph-rsid="03f6a54e"/>
    </style:style>
    <style:style style:name="P175" style:family="paragraph" style:parent-style-name="Standard" style:list-style-name="L2">
      <style:text-properties fo:language="en" fo:country="US" officeooo:rsid="03f6e5ca" officeooo:paragraph-rsid="03f6e5ca"/>
    </style:style>
    <style:style style:name="P176" style:family="paragraph" style:parent-style-name="Standard" style:list-style-name="L2">
      <style:text-properties fo:language="en" fo:country="US" officeooo:rsid="03f879f5" officeooo:paragraph-rsid="03f879f5"/>
    </style:style>
    <style:style style:name="P177" style:family="paragraph" style:parent-style-name="Standard" style:list-style-name="L2">
      <style:text-properties fo:language="en" fo:country="US" officeooo:rsid="03f88302" officeooo:paragraph-rsid="03f88302"/>
    </style:style>
    <style:style style:name="P178" style:family="paragraph" style:parent-style-name="Standard" style:list-style-name="L2">
      <style:text-properties fo:language="en" fo:country="US" officeooo:rsid="03f88647" officeooo:paragraph-rsid="03f88647"/>
    </style:style>
    <style:style style:name="P179" style:family="paragraph" style:parent-style-name="Standard" style:list-style-name="L2">
      <style:text-properties fo:language="en" fo:country="US" officeooo:rsid="03fa5107" officeooo:paragraph-rsid="03fa5107"/>
    </style:style>
    <style:style style:name="P180" style:family="paragraph" style:parent-style-name="Standard" style:list-style-name="L2">
      <style:text-properties fo:language="en" fo:country="US" officeooo:rsid="03fc4906" officeooo:paragraph-rsid="03fc4906"/>
    </style:style>
    <style:style style:name="P181" style:family="paragraph" style:parent-style-name="Standard" style:list-style-name="L2">
      <style:text-properties fo:language="en" fo:country="US" officeooo:rsid="03fc6cb5" officeooo:paragraph-rsid="03fc6cb5"/>
    </style:style>
    <style:style style:name="P182" style:family="paragraph" style:parent-style-name="Standard" style:list-style-name="L2">
      <style:text-properties fo:language="en" fo:country="US" officeooo:rsid="03fef45c" officeooo:paragraph-rsid="03fef45c"/>
    </style:style>
    <style:style style:name="P183" style:family="paragraph" style:parent-style-name="Standard" style:list-style-name="L2">
      <style:text-properties fo:language="en" fo:country="US" officeooo:rsid="04000d7b" officeooo:paragraph-rsid="04000d7b"/>
    </style:style>
    <style:style style:name="P184" style:family="paragraph" style:parent-style-name="Standard" style:list-style-name="L2">
      <style:text-properties fo:language="en" fo:country="US" officeooo:rsid="040262bd" officeooo:paragraph-rsid="040262bd"/>
    </style:style>
    <style:style style:name="P185" style:family="paragraph" style:parent-style-name="Standard" style:list-style-name="L2">
      <style:text-properties fo:language="en" fo:country="US" officeooo:rsid="0402b907" officeooo:paragraph-rsid="0402b907"/>
    </style:style>
    <style:style style:name="P186" style:family="paragraph" style:parent-style-name="Standard" style:list-style-name="L2">
      <style:text-properties fo:language="en" fo:country="US" officeooo:rsid="04048a2e" officeooo:paragraph-rsid="04048a2e"/>
    </style:style>
    <style:style style:name="P187" style:family="paragraph" style:parent-style-name="Standard" style:list-style-name="L2">
      <style:text-properties fo:language="en" fo:country="US" officeooo:rsid="040d9b8b" officeooo:paragraph-rsid="040d9b8b"/>
    </style:style>
    <style:style style:name="P188" style:family="paragraph" style:parent-style-name="Standard" style:list-style-name="L2">
      <style:text-properties fo:language="en" fo:country="US" officeooo:rsid="040f094f" officeooo:paragraph-rsid="040f094f"/>
    </style:style>
    <style:style style:name="P189" style:family="paragraph" style:parent-style-name="Standard" style:list-style-name="L2">
      <style:text-properties fo:language="en" fo:country="US" officeooo:rsid="0411df20" officeooo:paragraph-rsid="0411df20"/>
    </style:style>
    <style:style style:name="P190" style:family="paragraph" style:parent-style-name="Standard" style:list-style-name="L2">
      <style:text-properties fo:language="en" fo:country="US" officeooo:rsid="04135360" officeooo:paragraph-rsid="04135360"/>
    </style:style>
    <style:style style:name="P191" style:family="paragraph" style:parent-style-name="Standard" style:list-style-name="L2">
      <style:text-properties fo:language="en" fo:country="US" officeooo:rsid="0414a908" officeooo:paragraph-rsid="0414a908"/>
    </style:style>
    <style:style style:name="P192" style:family="paragraph" style:parent-style-name="Standard" style:list-style-name="L2">
      <style:text-properties fo:language="en" fo:country="US" officeooo:rsid="04159151" officeooo:paragraph-rsid="04159151"/>
    </style:style>
    <style:style style:name="P193" style:family="paragraph" style:parent-style-name="Standard" style:list-style-name="L2">
      <style:text-properties fo:language="en" fo:country="US" officeooo:rsid="0415d2b1" officeooo:paragraph-rsid="0415d2b1"/>
    </style:style>
    <style:style style:name="P194" style:family="paragraph" style:parent-style-name="Standard" style:list-style-name="L2">
      <style:text-properties fo:language="en" fo:country="US" officeooo:rsid="042c6eb9" officeooo:paragraph-rsid="042c6eb9"/>
    </style:style>
    <style:style style:name="P195" style:family="paragraph" style:parent-style-name="Standard" style:list-style-name="L2">
      <style:text-properties fo:language="en" fo:country="US" officeooo:rsid="042d487f" officeooo:paragraph-rsid="042d487f"/>
    </style:style>
    <style:style style:name="P196" style:family="paragraph" style:parent-style-name="Standard" style:list-style-name="L2">
      <style:text-properties fo:language="en" fo:country="US" officeooo:rsid="03e335bf" officeooo:paragraph-rsid="03e335bf"/>
    </style:style>
    <style:style style:name="P197" style:family="paragraph" style:parent-style-name="Standard" style:list-style-name="L2">
      <style:text-properties fo:language="en" fo:country="US" officeooo:rsid="03e4e7f9" officeooo:paragraph-rsid="03e4e7f9"/>
    </style:style>
    <style:style style:name="P198" style:family="paragraph" style:parent-style-name="Standard" style:list-style-name="L2">
      <style:text-properties fo:language="en" fo:country="US" officeooo:rsid="03fd0870" officeooo:paragraph-rsid="03fd0870"/>
    </style:style>
    <style:style style:name="P199" style:family="paragraph" style:parent-style-name="Standard" style:list-style-name="L2">
      <style:text-properties fo:language="en" fo:country="US" officeooo:rsid="03e30686" officeooo:paragraph-rsid="03e30686"/>
    </style:style>
    <style:style style:name="P200" style:family="paragraph" style:parent-style-name="Standard" style:list-style-name="L2">
      <style:text-properties fo:language="en" fo:country="US" officeooo:rsid="03e61278" officeooo:paragraph-rsid="03e61278"/>
    </style:style>
    <style:style style:name="P201" style:family="paragraph" style:parent-style-name="Standard" style:list-style-name="L2">
      <style:text-properties fo:language="en" fo:country="US" officeooo:rsid="03e8030d" officeooo:paragraph-rsid="03e8030d"/>
    </style:style>
    <style:style style:name="P202" style:family="paragraph" style:parent-style-name="Standard" style:list-style-name="L2">
      <style:text-properties fo:language="en" fo:country="US" officeooo:rsid="03c2c38f" officeooo:paragraph-rsid="042f00b7"/>
    </style:style>
    <style:style style:name="P203" style:family="paragraph" style:parent-style-name="Standard" style:list-style-name="L2">
      <style:text-properties fo:language="en" fo:country="US" officeooo:rsid="042bc81a" officeooo:paragraph-rsid="042bc81a"/>
    </style:style>
    <style:style style:name="P204" style:family="paragraph" style:parent-style-name="Standard" style:list-style-name="L2">
      <style:text-properties officeooo:rsid="03ed84b3" officeooo:paragraph-rsid="03f0f79b"/>
    </style:style>
    <style:style style:name="P205" style:family="paragraph" style:parent-style-name="Standard" style:list-style-name="L2">
      <style:text-properties officeooo:rsid="03ef1d44" officeooo:paragraph-rsid="03f0f79b"/>
    </style:style>
    <style:style style:name="P206" style:family="paragraph" style:parent-style-name="Standard" style:list-style-name="L2">
      <style:text-properties officeooo:rsid="03e17774" officeooo:paragraph-rsid="040b735e"/>
    </style:style>
    <style:style style:name="P207" style:family="paragraph" style:parent-style-name="Standard" style:list-style-name="L2">
      <style:text-properties fo:language="ru" fo:country="RU" officeooo:rsid="04011c93" officeooo:paragraph-rsid="04011c93"/>
    </style:style>
    <style:style style:name="P208" style:family="paragraph" style:parent-style-name="Standard" style:list-style-name="L2">
      <style:text-properties officeooo:rsid="0430ebb2" officeooo:paragraph-rsid="050c5eba"/>
    </style:style>
    <style:style style:name="P209" style:family="paragraph" style:parent-style-name="Standard" style:list-style-name="L2">
      <style:text-properties officeooo:rsid="0430ebb2" officeooo:paragraph-rsid="0430ebb2"/>
    </style:style>
    <style:style style:name="P210" style:family="paragraph" style:parent-style-name="Standard" style:list-style-name="L2">
      <style:text-properties officeooo:rsid="043273e8" officeooo:paragraph-rsid="043273e8"/>
    </style:style>
    <style:style style:name="P211" style:family="paragraph" style:parent-style-name="Standard" style:list-style-name="L2">
      <style:text-properties officeooo:rsid="049830d0" officeooo:paragraph-rsid="049830d0"/>
    </style:style>
    <style:style style:name="P212" style:family="paragraph" style:parent-style-name="Standard" style:list-style-name="L2">
      <style:text-properties officeooo:rsid="04a6d349" officeooo:paragraph-rsid="04a6d349"/>
    </style:style>
    <style:style style:name="P213" style:family="paragraph" style:parent-style-name="Standard" style:list-style-name="L2">
      <style:text-properties officeooo:rsid="04ad631c" officeooo:paragraph-rsid="04ad631c"/>
    </style:style>
    <style:style style:name="P214" style:family="paragraph" style:parent-style-name="Standard" style:list-style-name="L2">
      <style:text-properties officeooo:rsid="04e48779" officeooo:paragraph-rsid="04e48779"/>
    </style:style>
    <style:style style:name="P215" style:family="paragraph" style:parent-style-name="Standard" style:list-style-name="L2">
      <style:text-properties officeooo:rsid="03c1e833" officeooo:paragraph-rsid="042f00b7"/>
    </style:style>
    <style:style style:name="P216" style:family="paragraph" style:parent-style-name="Standard" style:list-style-name="L2">
      <style:text-properties officeooo:rsid="03c138a4" officeooo:paragraph-rsid="0428670e"/>
    </style:style>
    <style:style style:name="P217" style:family="paragraph" style:parent-style-name="Standard" style:list-style-name="L2">
      <style:text-properties officeooo:rsid="0428670e" officeooo:paragraph-rsid="0428670e"/>
    </style:style>
    <style:style style:name="P218" style:family="paragraph" style:parent-style-name="Standard">
      <style:text-properties officeooo:rsid="01caeb84" officeooo:paragraph-rsid="01caeb84"/>
    </style:style>
    <style:style style:name="P219" style:family="paragraph" style:parent-style-name="Standard">
      <style:text-properties officeooo:rsid="05802126" officeooo:paragraph-rsid="05802126"/>
    </style:style>
    <style:style style:name="P220" style:family="paragraph" style:parent-style-name="Standard">
      <style:text-properties officeooo:rsid="05802126" officeooo:paragraph-rsid="0580fd6f"/>
    </style:style>
    <style:style style:name="P221" style:family="paragraph" style:parent-style-name="Standard">
      <style:text-properties officeooo:rsid="05822241" officeooo:paragraph-rsid="05822241"/>
    </style:style>
    <style:style style:name="P222" style:family="paragraph" style:parent-style-name="Heading_20_1">
      <style:text-properties officeooo:rsid="003673d8" officeooo:paragraph-rsid="003673d8"/>
    </style:style>
    <style:style style:name="P223" style:family="paragraph" style:parent-style-name="Heading_20_1">
      <style:text-properties officeooo:rsid="053b324a" officeooo:paragraph-rsid="053b324a"/>
    </style:style>
    <style:style style:name="P224" style:family="paragraph" style:parent-style-name="Header_20_Arial_20_Black_20_Right" style:list-style-name="L1"/>
    <style:style style:name="P225" style:family="paragraph" style:parent-style-name="Heading_20_2">
      <style:text-properties officeooo:paragraph-rsid="002e8af1"/>
    </style:style>
    <style:style style:name="P226" style:family="paragraph" style:parent-style-name="Heading_20_2">
      <style:text-properties officeooo:rsid="00c82ed3"/>
    </style:style>
    <style:style style:name="P227" style:family="paragraph" style:parent-style-name="Heading_20_2">
      <style:text-properties officeooo:rsid="003673d8" officeooo:paragraph-rsid="003673d8"/>
    </style:style>
    <style:style style:name="P228" style:family="paragraph" style:parent-style-name="Heading_20_2">
      <style:text-properties officeooo:rsid="053b324a" officeooo:paragraph-rsid="053b324a"/>
    </style:style>
    <style:style style:name="P229" style:family="paragraph" style:parent-style-name="Heading_20_2">
      <style:text-properties officeooo:rsid="05802126" officeooo:paragraph-rsid="05802126"/>
    </style:style>
    <style:style style:name="T1" style:family="text">
      <style:text-properties officeooo:rsid="01c8ec18"/>
    </style:style>
    <style:style style:name="T2" style:family="text">
      <style:text-properties officeooo:rsid="00d2ed67"/>
    </style:style>
    <style:style style:name="T3" style:family="text">
      <style:text-properties officeooo:rsid="002f4e81"/>
    </style:style>
    <style:style style:name="T4" style:family="text">
      <style:text-properties officeooo:rsid="00c82ed3"/>
    </style:style>
    <style:style style:name="T5" style:family="text">
      <style:text-properties fo:language="en" fo:country="US" style:font-name-asian="Arial2" style:font-name-complex="Arial2" style:language-complex="ar" style:country-complex="SA"/>
    </style:style>
    <style:style style:name="T6" style:family="text">
      <style:text-properties officeooo:rsid="03d0d760"/>
    </style:style>
    <style:style style:name="T7" style:family="text">
      <style:text-properties officeooo:rsid="03d57799"/>
    </style:style>
    <style:style style:name="T8" style:family="text">
      <style:text-properties officeooo:rsid="03e4e7f9"/>
    </style:style>
    <style:style style:name="T9" style:family="text">
      <style:text-properties officeooo:rsid="03e61278"/>
    </style:style>
    <style:style style:name="T10" style:family="text">
      <style:text-properties officeooo:rsid="03e901e3"/>
    </style:style>
    <style:style style:name="T11" style:family="text">
      <style:text-properties officeooo:rsid="03eade67"/>
    </style:style>
    <style:style style:name="T12" style:family="text">
      <style:text-properties officeooo:rsid="03fbb47a"/>
    </style:style>
    <style:style style:name="T13" style:family="text">
      <style:text-properties officeooo:rsid="040b735e"/>
    </style:style>
    <style:style style:name="T14" style:family="text">
      <style:text-properties officeooo:rsid="042bcfa1"/>
    </style:style>
    <style:style style:name="T15" style:family="text">
      <style:text-properties officeooo:rsid="042e4530"/>
    </style:style>
    <style:style style:name="T16" style:family="text">
      <style:text-properties officeooo:rsid="050c5eba"/>
    </style:style>
    <style:style style:name="T17" style:family="text">
      <style:text-properties officeooo:rsid="0540cf81"/>
    </style:style>
    <style:style style:name="T18" style:family="text">
      <style:text-properties officeooo:rsid="054446d4"/>
    </style:style>
    <style:style style:name="T19" style:family="text">
      <style:text-properties officeooo:rsid="056798d7"/>
    </style:style>
    <style:style style:name="T20" style:family="text">
      <style:text-properties officeooo:rsid="056b5656"/>
    </style:style>
    <style:style style:name="T21" style:family="text">
      <style:text-properties officeooo:rsid="056eb7e6"/>
    </style:style>
    <style:style style:name="T22" style:family="text">
      <style:text-properties officeooo:rsid="057408c8"/>
    </style:style>
    <style:style style:name="T23" style:family="text">
      <style:text-properties officeooo:rsid="05760786"/>
    </style:style>
    <style:style style:name="T24" style:family="text">
      <style:text-properties officeooo:rsid="0577257e"/>
    </style:style>
    <style:style style:name="T25" style:family="text">
      <style:text-properties officeooo:rsid="0580f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Standard"/>
      <text:p text:style-name="Standard"/>
      <text:p text:style-name="P35"/>
      <text:p text:style-name="Standard"/>
      <text:p text:style-name="Standard"/>
      <text:p text:style-name="Standard"/>
      <text:p text:style-name="Standard"/>
      <text:p text:style-name="P140">ALEXEY SOLONENKO</text:p>
      <text:p text:style-name="Default_20_Style_20_Bold_20_Centered"/>
      <text:p text:style-name="P141"><text:span text:style-name="T15">UDACITY FRONT END </text:span>FI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9">MALTA 2017</text:p>
      <text:p text:style-name="P2"/>
      <text:p text:style-name="P142"/>
      <text:p text:style-name="P3"/>
      <text:h text:style-name="P222" text:outline-level="1"><text:bookmark-start text:name="__RefNumPara__42005_645101139"/><text:bookmark-start text:name="__RefHeading___Toc41961_645101139"/>GENERAL<text:bookmark-end text:name="__RefNumPara__42005_645101139"/><text:bookmark-end text:name="__RefHeading___Toc41961_645101139"/></text:h>
      <text:p text:style-name="P3"/>
      <text:p text:style-name="P3"/>
      <text:p text:style-name="P3"/>
      <text:p text:style-name="P143"/>
      <text:p text:style-name="P3"/>
      <text:h text:style-name="P225" text:outline-level="2"><text:bookmark-start text:name="__RefHeading___Toc41963_645101139"/><text:span text:style-name="T4">GENERAL. </text:span>TABLE OF CONTENTS<text:bookmark-end text:name="__RefHeading___Toc41963_645101139"/></text:h>
      <text:p text:style-name="P3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0"><text:a xlink:type="simple" xlink:href="#__RefHeading___Toc41961_645101139" text:style-name="Index_20_Link" text:visited-style-name="Index_20_Link"><text:s text:c="9"/>1.GENERAL<text:tab/>2</text:a></text:p>
          <text:p text:style-name="P149"><text:a xlink:type="simple" xlink:href="#__RefHeading___Toc41963_645101139" text:style-name="Index_20_Link" text:visited-style-name="Index_20_Link"><text:s text:c="9"/>1.1.GENERAL. TABLE OF CONTENTS<text:tab/>3</text:a></text:p>
          <text:p text:style-name="P149"><text:a xlink:type="simple" xlink:href="#__RefHeading___Toc42902_645101139" text:style-name="Index_20_Link" text:visited-style-name="Index_20_Link"><text:s text:c="9"/>1.2.GENERAL. DROPBOX STRUCTURE<text:tab/>5</text:a></text:p>
          <text:p text:style-name="P149"><text:a xlink:type="simple" xlink:href="#__RefHeading___Toc42225_645101139" text:style-name="Index_20_Link" text:visited-style-name="Index_20_Link"><text:s text:c="9"/>1.3.GENERAL. CURRENT MEMOS<text:tab/>6</text:a></text:p>
          <text:p text:style-name="P151"><text:a xlink:type="simple" xlink:href="#__RefHeading___Toc20487_1200678338" text:style-name="Index_20_Link" text:visited-style-name="Index_20_Link"><text:s text:c="9"/>1.3.1.URGENT CURRENT MEMOS<text:tab/>6</text:a></text:p>
          <text:p text:style-name="P152"><text:a xlink:type="simple" xlink:href="#__RefHeading___Toc20489_1200678338" text:style-name="Index_20_Link" text:visited-style-name="Index_20_Link"><text:s text:c="9"/>1.3.1.1.URGENT CURRENT MEMO 1<text:tab/>6</text:a></text:p>
          <text:p text:style-name="P152"><text:a xlink:type="simple" xlink:href="#__RefHeading___Toc20491_1200678338" text:style-name="Index_20_Link" text:visited-style-name="Index_20_Link"><text:s text:c="9"/>1.3.1.2.URGENT CURRENT MEMO 2<text:tab/>6</text:a></text:p>
          <text:p text:style-name="P150"><text:a xlink:type="simple" xlink:href="#__RefHeading___Toc10943_871658477" text:style-name="Index_20_Link" text:visited-style-name="Index_20_Link"><text:s text:c="9"/>2.ACTION<text:tab/>7</text:a></text:p>
          <text:p text:style-name="P149"><text:a xlink:type="simple" xlink:href="#__RefHeading___Toc21007_1044500859" text:style-name="Index_20_Link" text:visited-style-name="Index_20_Link"><text:s text:c="9"/>2.1.ACTION. CURRENT<text:tab/>8</text:a></text:p>
          <text:p text:style-name="P149"><text:a xlink:type="simple" xlink:href="#__RefHeading___Toc10945_871658477" text:style-name="Index_20_Link" text:visited-style-name="Index_20_Link"><text:s text:c="9"/>2.2.ACTION. TO VISIT IN MALTA<text:tab/>9</text:a></text:p>
          <text:p text:style-name="P149"><text:a xlink:type="simple" xlink:href="#__RefHeading___Toc10947_871658477" text:style-name="Index_20_Link" text:visited-style-name="Index_20_Link"><text:s text:c="9"/>2.3.ACTION. OIL AND GAS SEARCH<text:tab/>10</text:a></text:p>
          <text:p text:style-name="P151"><text:a xlink:type="simple" xlink:href="#__RefHeading___Toc10949_871658477" text:style-name="Index_20_Link" text:visited-style-name="Index_20_Link"><text:s text:c="9"/>2.3.1.COUNTRY SELECTOR FOR SEARCH<text:tab/>10</text:a></text:p>
          <text:p text:style-name="P149"><text:a xlink:type="simple" xlink:href="#__RefHeading___Toc9500_87221989" text:style-name="Index_20_Link" text:visited-style-name="Index_20_Link"><text:s text:c="9"/>2.4.UDACITY TO TRANSFER<text:tab/>12</text:a></text:p>
          <text:p text:style-name="P150"><text:a xlink:type="simple" xlink:href="#__RefHeading___Toc798_871658477" text:style-name="Index_20_Link" text:visited-style-name="Index_20_Link"><text:s text:c="9"/>3.HOT LINKS<text:tab/>18</text:a></text:p>
          <text:p text:style-name="P149"><text:a xlink:type="simple" xlink:href="#__RefHeading___Toc800_871658477" text:style-name="Index_20_Link" text:visited-style-name="Index_20_Link"><text:s text:c="9"/>3.1.HOT LINKS<text:tab/>19</text:a></text:p>
          <text:p text:style-name="P150"><text:a xlink:type="simple" xlink:href="#__RefHeading___Toc10675_871658477" text:style-name="Index_20_Link" text:visited-style-name="Index_20_Link"><text:s text:c="9"/>4.LINKS<text:tab/>20</text:a></text:p>
          <text:p text:style-name="P149"><text:a xlink:type="simple" xlink:href="#__RefHeading___Toc10677_871658477" text:style-name="Index_20_Link" text:visited-style-name="Index_20_Link"><text:s text:c="9"/>4.1.LINKS TO FOLLOW AT WORK<text:tab/>21</text:a></text:p>
          <text:p text:style-name="P149"><text:a xlink:type="simple" xlink:href="#__RefHeading___Toc9502_87221989" text:style-name="Index_20_Link" text:visited-style-name="Index_20_Link"><text:s text:c="9"/>4.2.GENERAL USEFUL LINKS<text:tab/>22</text:a></text:p>
          <text:p text:style-name="P149"><text:a xlink:type="simple" xlink:href="#__RefHeading___Toc9504_87221989" text:style-name="Index_20_Link" text:visited-style-name="Index_20_Link"><text:s text:c="9"/>4.3.LANGUAGE REFERENCES<text:tab/>23</text:a></text:p>
          <text:p text:style-name="P151"><text:a xlink:type="simple" xlink:href="#__RefHeading___Toc9506_87221989" text:style-name="Index_20_Link" text:visited-style-name="Index_20_Link"><text:s text:c="9"/>4.3.1.JAVA SCRIPT<text:tab/>23</text:a></text:p>
          <text:p text:style-name="P150"><text:a xlink:type="simple" xlink:href="#__RefHeading___Toc10679_871658477" text:style-name="Index_20_Link" text:visited-style-name="Index_20_Link"><text:s text:c="9"/>5.QUALIFICATIONS<text:tab/>25</text:a></text:p>
          <text:p text:style-name="P149"><text:a xlink:type="simple" xlink:href="#__RefHeading___Toc10681_871658477" text:style-name="Index_20_Link" text:visited-style-name="Index_20_Link"><text:s text:c="9"/>5.1.QUALIFICATIONS. EUROPE<text:tab/>26</text:a></text:p>
          <text:p text:style-name="P150"><text:a xlink:type="simple" xlink:href="#__RefHeading___Toc10951_871658477" text:style-name="Index_20_Link" text:visited-style-name="Index_20_Link"><text:s text:c="9"/>6.DISTANT EDU.<text:tab/>27</text:a></text:p>
          <text:p text:style-name="P149"><text:a xlink:type="simple" xlink:href="#__RefHeading___Toc10953_871658477" text:style-name="Index_20_Link" text:visited-style-name="Index_20_Link"><text:s text:c="9"/>6.1.DISTANT EDU. LINKS<text:tab/>28</text:a></text:p>
          <text:p text:style-name="P149"><text:a xlink:type="simple" xlink:href="#__RefHeading___Toc9508_87221989" text:style-name="Index_20_Link" text:visited-style-name="Index_20_Link"><text:s text:c="9"/>6.2.DISTANT EDU. CREDENTIALS<text:tab/>29</text:a></text:p>
          <text:p text:style-name="P150"><text:a xlink:type="simple" xlink:href="#__RefHeading___Toc10955_871658477" text:style-name="Index_20_Link" text:visited-style-name="Index_20_Link"><text:s text:c="9"/>7.CORRESPONDENCE ARCHIVE<text:tab/>31</text:a></text:p>
          <text:p text:style-name="P149"><text:a xlink:type="simple" xlink:href="#__RefHeading___Toc10957_871658477" text:style-name="Index_20_Link" text:visited-style-name="Index_20_Link"><text:s text:c="9"/>7.1.CORRESPONDENCE ARCHIVE<text:tab/>32</text:a></text:p>
          <text:p text:style-name="P150"><text:a xlink:type="simple" xlink:href="#__RefHeading___Toc2207_527001863" text:style-name="Index_20_Link" text:visited-style-name="Index_20_Link"><text:s text:c="9"/>8.NEW CV<text:tab/>35</text:a></text:p>
          <text:p text:style-name="P149"><text:a xlink:type="simple" xlink:href="#__RefHeading___Toc2209_527001863" text:style-name="Index_20_Link" text:visited-style-name="Index_20_Link"><text:s text:c="9"/>8.1.NEW CV<text:tab/>36</text:a></text:p>
          <text:p text:style-name="P149"><text:a xlink:type="simple" xlink:href="#__RefHeading___Toc9510_87221989" text:style-name="Index_20_Link" text:visited-style-name="Index_20_Link"><text:s text:c="9"/>8.2.NEW CV. CONSTRUCTION PROJECT BIDDING TERMS<text:tab/>40</text:a></text:p>
          <text:p text:style-name="P149"><text:a xlink:type="simple" xlink:href="#__RefHeading___Toc9512_87221989" text:style-name="Index_20_Link" text:visited-style-name="Index_20_Link"><text:s text:c="9"/>8.3.NEW CV. IT JOB SEARCH<text:tab/>42</text:a></text:p>
          <text:p text:style-name="P150"><text:a xlink:type="simple" xlink:href="#__RefHeading___Toc9514_87221989" text:style-name="Index_20_Link" text:visited-style-name="Index_20_Link"><text:s text:c="9"/>9.SALARY ANALYSIS<text:tab/>47</text:a></text:p>
          <text:p text:style-name="P149"><text:a xlink:type="simple" xlink:href="#__RefHeading___Toc9516_87221989" text:style-name="Index_20_Link" text:visited-style-name="Index_20_Link"><text:s text:c="9"/>9.1.SALARY ANALYSIS<text:tab/>48</text:a></text:p>
          <text:p text:style-name="P150"><text:a xlink:type="simple" xlink:href="#__RefHeading___Toc9518_87221989" text:style-name="Index_20_Link" text:visited-style-name="Index_20_Link"><text:s text:c="9"/>10.LESSON 1. INTRO TO HTML AND CSS<text:tab/>49</text:a></text:p>
          <text:p text:style-name="P149"><text:a xlink:type="simple" xlink:href="#__RefHeading___Toc9520_87221989" text:style-name="Index_20_Link" text:visited-style-name="Index_20_Link"><text:s text:c="9"/>10.1.LESSON 1. INTRO TO HTML AND CSS<text:tab/>50</text:a></text:p>
          <text:p text:style-name="P150"><text:a xlink:type="simple" xlink:href="#__RefHeading___Toc9522_87221989" text:style-name="Index_20_Link" text:visited-style-name="Index_20_Link"><text:s text:c="9"/>11.LESSON 2. HOW TO USE GIT AND GITHUB<text:tab/>51</text:a></text:p>
          <text:p text:style-name="P149"><text:a xlink:type="simple" xlink:href="#__RefHeading___Toc9524_87221989" text:style-name="Index_20_Link" text:visited-style-name="Index_20_Link"><text:s text:c="9"/>11.1.LESSON 2. HOW TO USE GIT AND GITHUB<text:tab/>52</text:a></text:p>
          <text:p text:style-name="P150"><text:a xlink:type="simple" xlink:href="#__RefHeading___Toc9526_87221989" text:style-name="Index_20_Link" text:visited-style-name="Index_20_Link"><text:s text:c="9"/>12.LESSON 3. JAVA SCRIPT BASICS<text:tab/>53</text:a></text:p>
          <text:p text:style-name="P149"><text:a xlink:type="simple" xlink:href="#__RefHeading___Toc9528_87221989" text:style-name="Index_20_Link" text:visited-style-name="Index_20_Link"><text:s text:c="9"/>12.1.LESSON 3. JAVA SCRIPT BASICS<text:tab/>54</text:a></text:p>
          <text:p text:style-name="P150"><text:a xlink:type="simple" xlink:href="#__RefHeading___Toc9530_87221989" text:style-name="Index_20_Link" text:visited-style-name="Index_20_Link"><text:s text:c="9"/>13.LESSON 4. RESPONSIVE IMAGES<text:tab/>55</text:a></text:p>
          <text:p text:style-name="P149"><text:a xlink:type="simple" xlink:href="#__RefHeading___Toc9532_87221989" text:style-name="Index_20_Link" text:visited-style-name="Index_20_Link"><text:s text:c="9"/>13.1.LESSON 4. RESPONSIVE IMAGES<text:tab/>56</text:a></text:p>
          <text:p text:style-name="P150"><text:a xlink:type="simple" xlink:href="#__RefHeading___Toc9534_87221989" text:style-name="Index_20_Link" text:visited-style-name="Index_20_Link"><text:s text:c="9"/>14.LESSON 5. INTRO TO JQUERY<text:tab/>57</text:a></text:p>
          <text:p text:style-name="P149"><text:a xlink:type="simple" xlink:href="#__RefHeading___Toc9536_87221989" text:style-name="Index_20_Link" text:visited-style-name="Index_20_Link"><text:s text:c="9"/>14.1.LESSON 5. INTRO TO JQUERY<text:tab/>58</text:a></text:p>
          <text:p text:style-name="P150"><text:a xlink:type="simple" xlink:href="#__RefHeading___Toc9538_87221989" text:style-name="Index_20_Link" text:visited-style-name="Index_20_Link"><text:s text:c="9"/>15.LESSON 6. OBJECT-ORIENTED JAVASCRIPT<text:tab/>59</text:a></text:p>
          <text:p text:style-name="P149"><text:soft-page-break/><text:a xlink:type="simple" xlink:href="#__RefHeading___Toc9540_87221989" text:style-name="Index_20_Link" text:visited-style-name="Index_20_Link"><text:s text:c="9"/>15.1.LESSON 6. OBJECT-ORIENTED JAVASCRIPT<text:tab/>60</text:a></text:p>
          <text:p text:style-name="P150"><text:a xlink:type="simple" xlink:href="#__RefHeading___Toc9542_87221989" text:style-name="Index_20_Link" text:visited-style-name="Index_20_Link"><text:s text:c="9"/>16.LESSON 7. HTML5 CANVAS<text:tab/>61</text:a></text:p>
          <text:p text:style-name="P149"><text:a xlink:type="simple" xlink:href="#__RefHeading___Toc9544_87221989" text:style-name="Index_20_Link" text:visited-style-name="Index_20_Link"><text:s text:c="9"/>16.1.LESSON 7. HTML5 CANVAS<text:tab/>62</text:a></text:p>
          <text:p text:style-name="P150"><text:a xlink:type="simple" xlink:href="#__RefHeading___Toc9546_87221989" text:style-name="Index_20_Link" text:visited-style-name="Index_20_Link"><text:s text:c="9"/>17.LESSON 8. BROWSER RENDERING OPTIMIZATION<text:tab/>63</text:a></text:p>
          <text:p text:style-name="P149"><text:a xlink:type="simple" xlink:href="#__RefHeading___Toc9548_87221989" text:style-name="Index_20_Link" text:visited-style-name="Index_20_Link"><text:s text:c="9"/>17.1.LESSON 8. BROWSER RENDERING OPTIMIZATION<text:tab/>64</text:a></text:p>
          <text:p text:style-name="P150"><text:a xlink:type="simple" xlink:href="#__RefHeading___Toc9550_87221989" text:style-name="Index_20_Link" text:visited-style-name="Index_20_Link"><text:s text:c="9"/>18.LESSON 9. WEBSITE PERFORMANCE OPTIMIZATION<text:tab/>65</text:a></text:p>
          <text:p text:style-name="P149"><text:a xlink:type="simple" xlink:href="#__RefHeading___Toc9552_87221989" text:style-name="Index_20_Link" text:visited-style-name="Index_20_Link"><text:s text:c="9"/>18.1.LESSON 9. WEBSITE PERFORMANCE OPTIMIZATION<text:tab/>66</text:a></text:p>
          <text:p text:style-name="P150"><text:a xlink:type="simple" xlink:href="#__RefHeading___Toc9554_87221989" text:style-name="Index_20_Link" text:visited-style-name="Index_20_Link"><text:s text:c="9"/>19.LESSON 10. INTRO TO AJAX<text:tab/>67</text:a></text:p>
          <text:p text:style-name="P149"><text:a xlink:type="simple" xlink:href="#__RefHeading___Toc9556_87221989" text:style-name="Index_20_Link" text:visited-style-name="Index_20_Link"><text:s text:c="9"/>19.1.LESSON 10. INTRO TO AJAX<text:tab/>68</text:a></text:p>
          <text:p text:style-name="P150"><text:a xlink:type="simple" xlink:href="#__RefHeading___Toc9558_87221989" text:style-name="Index_20_Link" text:visited-style-name="Index_20_Link"><text:s text:c="9"/>20.LESSON 11. JAVASCRIPT DESIGN PATTERNS<text:tab/>69</text:a></text:p>
          <text:p text:style-name="P149"><text:a xlink:type="simple" xlink:href="#__RefHeading___Toc9560_87221989" text:style-name="Index_20_Link" text:visited-style-name="Index_20_Link"><text:s text:c="9"/>20.1.LESSON 11. JAVASCRIPT DESIGN PATTERNS<text:tab/>70</text:a></text:p>
          <text:p text:style-name="P150"><text:a xlink:type="simple" xlink:href="#__RefHeading___Toc9562_87221989" text:style-name="Index_20_Link" text:visited-style-name="Index_20_Link"><text:s text:c="9"/>21.LESSON 12. JAVASCRIPT TESTING<text:tab/>71</text:a></text:p>
          <text:p text:style-name="P149"><text:a xlink:type="simple" xlink:href="#__RefHeading___Toc9564_87221989" text:style-name="Index_20_Link" text:visited-style-name="Index_20_Link"><text:s text:c="9"/>21.1.LESSON 12. JAVASCRIPT TESTING<text:tab/>72</text:a></text:p>
        </text:index-body>
      </text:table-of-content>
      <text:p text:style-name="P6"/>
      <text:p text:style-name="P6"/>
      <text:p text:style-name="P2"/>
      <text:p text:style-name="P2"/>
      <text:p text:style-name="P2"/>
      <text:p text:style-name="P2"/>
      <text:p text:style-name="P142"/>
      <text:p text:style-name="P2"/>
      <text:h text:style-name="P226" text:outline-level="2"><text:bookmark-start text:name="__RefHeading___Toc42902_645101139"/>GENERAL. DROPBOX STRUCTURE<text:bookmark-end text:name="__RefHeading___Toc42902_645101139"/></text:h>
      <text:p text:style-name="P7"/>
      <text:p text:style-name="P8"/>
      <text:p text:style-name="P8"/>
      <text:p text:style-name="P142"/>
      <text:p text:style-name="P2"/>
      <text:h text:style-name="P227" text:outline-level="2"><text:bookmark-start text:name="__RefHeading___Toc42225_645101139"/><text:span text:style-name="T4">GENERAL. </text:span>CURRENT MEMOS<text:bookmark-end text:name="__RefHeading___Toc42225_645101139"/></text:h>
      <text:p text:style-name="P36"/>
      <text:h text:style-name="Heading_20_3" text:outline-level="3"><text:bookmark-start text:name="__RefHeading___Toc20487_1200678338"/>URGENT CURRENT MEMOS<text:bookmark-end text:name="__RefHeading___Toc20487_1200678338"/></text:h>
      <text:p text:style-name="P37"/>
      <text:h text:style-name="Heading_20_4" text:outline-level="4"><text:bookmark-start text:name="__RefHeading___Toc20489_1200678338"/>URGENT CURRENT MEMO 1<text:bookmark-end text:name="__RefHeading___Toc20489_1200678338"/></text:h>
      <text:p text:style-name="P37"/>
      <text:h text:style-name="Heading_20_4" text:outline-level="4"><text:bookmark-start text:name="__RefHeading___Toc20491_1200678338"/>URGENT CURRENT MEMO 2<text:bookmark-end text:name="__RefHeading___Toc20491_1200678338"/></text:h>
      <text:p text:style-name="P37"/>
      <text:p text:style-name="P4"/>
      <text:p text:style-name="P4"/>
      <text:p text:style-name="P5"/>
      <text:p text:style-name="P144"/>
      <text:h text:style-name="Heading_20_1" text:outline-level="1"><text:bookmark-start text:name="__RefHeading___Toc10943_871658477"/>ACTION<text:bookmark-end text:name="__RefHeading___Toc10943_871658477"/></text:h>
      <text:p text:style-name="P40"/>
      <text:p text:style-name="P40"/>
      <text:p text:style-name="P40"/>
      <text:p text:style-name="P145"/>
      <text:h text:style-name="Heading_20_2" text:outline-level="2"><text:bookmark-start text:name="__RefHeading___Toc21007_1044500859"/>ACTION. CURRENT<text:bookmark-end text:name="__RefHeading___Toc21007_1044500859"/></text:h>
      <text:p text:style-name="P42"/>
      <text:p text:style-name="P138">TO DO</text:p>
      <text:p text:style-name="P138">- Start study all tutorials on Fabric</text:p>
      <text:p text:style-name="P138">- Webpack – yes/no</text:p>
      <text:p text:style-name="P138">- Typescript – perhaps a course</text:p>
      <text:p text:style-name="P138"/>
      <text:p text:style-name="P42"/>
      <text:p text:style-name="P104"><text:a xlink:type="simple" xlink:href="mailto:jeff.letlat@gmail.com" text:style-name="Internet_20_link" text:visited-style-name="Visited_20_Internet_20_Link">jeff.letlat@gmail.com</text:a></text:p>
      <text:p text:style-name="P104"/>
      <text:p text:style-name="P137">First line</text:p>
      <text:p text:style-name="P137">Grommet</text:p>
      <text:p text:style-name="P137">Bootstrap – <text:span text:style-name="T20">particular – reactSTrap!!</text:span></text:p>
      <text:p text:style-name="P22">Semantic – not bad after allowable</text:p>
      <text:p text:style-name="P24">Material – too widely used</text:p>
      <text:p text:style-name="P24"/>
      <text:p text:style-name="P22"><text:a xlink:type="simple" xlink:href="https://github.com/brillout/awesome-react-components" text:style-name="Internet_20_link" text:visited-style-name="Visited_20_Internet_20_Link">https://github.com/brillout/awesome-react-components</text:a></text:p>
      <text:p text:style-name="P22"><text:a xlink:type="simple" xlink:href="https://github.com/facebook/react/wiki/Complementary-Tools#ui-components" text:style-name="Internet_20_link" text:visited-style-name="Visited_20_Internet_20_Link">https://github.com/facebook/react/wiki/Complementary-Tools#ui-components</text:a></text:p>
      <text:p text:style-name="P22"/>
      <text:p text:style-name="P23">app – contains </text:p>
      <text:p text:style-name="P23">PageContainer – <text:span text:style-name="T21">a div/span/section? that has </text:span>has a bool gotten from props that renders either blank div, or a page</text:p>
      <text:p text:style-name="P23">App passes SelectPage(Page) callback to its children</text:p>
      <text:p text:style-name="P23"/>
      <text:p text:style-name="P25">React-create-app has an option to include typescript in it</text:p>
      <text:p text:style-name="P25"/>
      <text:p text:style-name="P23"/>
      <text:p text:style-name="P137"/>
      <text:p text:style-name="P21">ALSO</text:p>
      <text:p text:style-name="P21"><text:a xlink:type="simple" xlink:href="https://purecss.io/tools/" text:style-name="Internet_20_link" text:visited-style-name="Visited_20_Internet_20_Link">https://purecss.io/tools/</text:a></text:p>
      <text:p text:style-name="P21"/>
      <text:p text:style-name="P137"/>
      <text:p text:style-name="P137">Features – progress bars, file upload, time picker, date picker, etc.</text:p>
      <text:p text:style-name="P137"/>
      <text:p text:style-name="P16"/>
      <text:p text:style-name="P17">Second row to consider</text:p>
      <text:p text:style-name="P18">Semantic</text:p>
      <text:p text:style-name="P19">Elemental – has file upload and uses basic styling – may be an advantage, <text:span text:style-name="T19">no navs, not many features</text:span></text:p>
      <text:p text:style-name="P19"/>
      <text:p text:style-name="P20">Boolean props can be passed wihtout {} assignemtn, and will default to True, like class-like props</text:p>
      <text:p text:style-name="P20"/>
      <text:p text:style-name="P33">Fabric has own router – to try</text:p>
      <text:p text:style-name="P26">colors 37 aqua white</text:p>
      <text:p text:style-name="P27">color 72</text:p>
      <text:p text:style-name="P27">color 73</text:p>
      <text:p text:style-name="P27">color 74</text:p>
      <text:p text:style-name="P27"><text:soft-page-break/>color f0</text:p>
      <text:p text:style-name="P27">color 1e</text:p>
      <text:p text:style-name="P27"/>
      <text:p text:style-name="P27"/>
      <text:p text:style-name="P27"/>
      <text:p text:style-name="P30">Installation <text:s/>- cdn, create-react-app – amazing, and ?</text:p>
      <text:p text:style-name="P29">Hello World – <text:span text:style-name="T23">basic, react rendering</text:span></text:p>
      <text:p text:style-name="P28">Introducing JSX</text:p>
      <text:p text:style-name="P30">Main features – angled brackets define elements, keys/</text:p>
      <text:p text:style-name="P28"/>
      <text:p text:style-name="P28">Rendering Elements – <text:span text:style-name="T24">return statement with () - returns expression, () =&gt; () - return, {} - execute, also- function return</text:span></text:p>
      <text:p text:style-name="P28"/>
      <text:p text:style-name="P28">Components and Props</text:p>
      <text:p text:style-name="P31">Class, render() { return ()) also render includes all the other stuff prior to render</text:p>
      <text:p text:style-name="P32">Arrow function – must use return with curly brackets – block body, in conside body return is implicit</text:p>
      <text:p text:style-name="P32"/>
      <text:p text:style-name="P31"/>
      <text:p text:style-name="P31"/>
      <text:p text:style-name="P28">State and lifecycle</text:p>
      <text:p text:style-name="P28"/>
      <text:p text:style-name="P28">Handling events</text:p>
      <text:p text:style-name="P29">Conditional rendering</text:p>
      <text:p text:style-name="P29">Lists and keys</text:p>
      <text:p text:style-name="P28"/>
      <text:p text:style-name="P28">Forms</text:p>
      <text:p text:style-name="P28">Lifting State up</text:p>
      <text:p text:style-name="P29">Composition vs <text:span text:style-name="T22">Inheritance</text:span></text:p>
      <text:p text:style-name="P29"/>
      <text:p text:style-name="P28">Thinking in React </text:p>
      <text:p text:style-name="P105"/>
      <text:p text:style-name="P136"><text:a xlink:type="simple" xlink:href="https://scotch.io/courses" text:style-name="Internet_20_link" text:visited-style-name="Visited_20_Internet_20_Link">https://scotch.io/courses</text:a></text:p>
      <text:p text:style-name="P136"><text:a xlink:type="simple" xlink:href="http://babeljs.io/" text:style-name="Internet_20_link" text:visited-style-name="Visited_20_Internet_20_Link">http://babeljs.io/</text:a></text:p>
      <text:p text:style-name="P136"><text:a xlink:type="simple" xlink:href="http://www.davidhu.io/react-spinners/" text:style-name="Internet_20_link" text:visited-style-name="Visited_20_Internet_20_Link">http://www.davidhu.io/react-spinners/</text:a></text:p>
      <text:p text:style-name="P136"/>
      <text:p text:style-name="P104"><text:a xlink:type="simple" xlink:href="https://github.com/facebook/react/wiki/Complementary-Tools#ui-components" text:style-name="Internet_20_link" text:visited-style-name="Visited_20_Internet_20_Link">https://github.com/facebook/react/wiki/Complementary-Tools#ui-components</text:a></text:p>
      <text:p text:style-name="P104"/>
      <text:p text:style-name="P42"/>
      <text:p text:style-name="P99">Idea for own website:</text:p>
      <text:p text:style-name="P99">Start website file or log with relfections.</text:p>
      <text:p text:style-name="P99">Make a work plan, a clear one.</text:p>
      <text:p text:style-name="P99">Try display none all the basic elemets of the page and try to remake the exercies in that fashion.</text:p>
      <text:p text:style-name="P99"/>
      <text:p text:style-name="P100">Start learning things by heart. Perhaps, start with CSS, and its tricks, syntax, inline style, etc., common methods and etc. HTML5 canvas will be a seprate course.</text:p>
      <text:p text:style-name="P100"/>
      <text:p text:style-name="P42"/>
      <text:p text:style-name="P94">NEED TO READ HTTP2 EXPLAINED SOME TIME!</text:p>
      <text:p text:style-name="P96"><text:soft-page-break/>"Responsive images using art direction and srcset.</text:p>
      <text:p text:style-name="P96"/>
      <text:p text:style-name="P97">To add – EACH PROJECT HAS ITS OWN MOTTO</text:p>
      <text:p text:style-name="P97">LIST MOTTOS AND PROJECTS</text:p>
      <text:p text:style-name="P97">PORTFOLIO + ICON</text:p>
      <text:p text:style-name="P98">accordeon them – portfolios – tooltip – accordio without js + xs 1 col, sm – 2 cols, md 3, lg 4</text:p>
      <text:p text:style-name="P96"/>
      <text:p text:style-name="P95"/>
      <text:p text:style-name="P130">USE setSTae(function(prevStae, props), [callback])</text:p>
      <text:p text:style-name="P131">Inside function that defines element you need to use function word to define other functoins</text:p>
      <text:p text:style-name="P131">also you need to specify return</text:p>
      <text:p text:style-name="P131"/>
      <text:p text:style-name="P131">inside component you must call render(){} that must return ()</text:p>
      <text:p text:style-name="P132">Note on </text:p>
      <text:p text:style-name="P132">constructor(){</text:p>
      <text:p text:style-name="P132">this.methode1 = this.methode1.bind(this);</text:p>
      <text:p text:style-name="P132">}</text:p>
      <text:p text:style-name="P132">methode1() {</text:p>
      <text:p text:style-name="P132">}</text:p>
      <text:p text:style-name="P132">is simple – if you defined this.methode1 = function(){} completely inside the constructor, binding is not necessary, if outside – you need to bind it </text:p>
      <text:p text:style-name="P132"/>
      <text:p text:style-name="P133">setState, props, two representation forms - &lt;props as keys&gt; and {functioncall, args/props}</text:p>
      <text:p text:style-name="P133">binding – not completely understood but used</text:p>
      <text:p text:style-name="P133"/>
      <text:p text:style-name="P134">Controlled components</text:p>
      <text:p text:style-name="P135">[name] = computed property name – bomba!</text:p>
      <text:p text:style-name="P135"/>
      <text:p text:style-name="P131"/>
      <text:p text:style-name="P15"/>
      <text:p text:style-name="P50"/>
      <text:p text:style-name="P42"/>
      <text:p text:style-name="P93">TO STUDY WINDOWS SUBSYSTEM FOR LINUX (WSL)</text:p>
      <text:p text:style-name="P42"/>
      <text:p text:style-name="Default_20_Style_20_Bold">CERTIFICATIONS TO CHECK</text:p>
      <text:p text:style-name="P47"/>
      <text:p text:style-name="P47"><text:a xlink:type="simple" xlink:href="https://social.msdn.microsoft.com/Forums/en-US/9498eb68-23ea-496f-b2e6-1341edb8b8bd/about-c-certification?forum=Vsexpressvc" text:style-name="Internet_20_link" text:visited-style-name="Visited_20_Internet_20_Link">https://social.msdn.microsoft.com/Forums/en-US/9498eb68-23ea-496f-b2e6-1341edb8b8bd/about-c-certification?forum=Vsexpressvc</text:a></text:p>
      <text:p text:style-name="P47"/>
      <text:p text:style-name="P42"/>
      <text:p text:style-name="P42"/>
      <text:p text:style-name="P43">Find out what is Certified MCSA and/or CCNA.</text:p>
      <text:p text:style-name="P43"/>
      <text:p text:style-name="P43"/>
      <text:p text:style-name="Default_20_Style_20_Bold">SHORT LIST</text:p>
      <text:p text:style-name="P43"/>
      <text:p text:style-name="P43"><text:a xlink:type="simple" xlink:href="http://spotonconnections.com/jobs/it-support-officer-jid1438.html" text:style-name="Internet_20_link" text:visited-style-name="Visited_20_Internet_20_Link">http://spotonconnections.com/jobs/it-support-officer-jid1438.html</text:a></text:p>
      <text:p text:style-name="P43"/>
      <text:p text:style-name="P43"/>
      <text:p text:style-name="P44"><text:soft-page-break/><text:a xlink:type="simple" xlink:href="http://keepmeposted.com.mt/stmicroelectronics-electrical-plant-facilities-technician-19774" text:style-name="Internet_20_link" text:visited-style-name="Visited_20_Internet_20_Link">http://keepmeposted.com.mt/stmicroelectronics-electrical-plant-facilities-technician-19774</text:a></text:p>
      <text:p text:style-name="P44"/>
      <text:p text:style-name="P44"><text:a xlink:type="simple" xlink:href="http://keepmeposted.com.mt/carlo-gavazzi-limited-product-sales-support-engineer-18988" text:style-name="Internet_20_link" text:visited-style-name="Visited_20_Internet_20_Link">http://keepmeposted.com.mt/carlo-gavazzi-limited-product-sales-support-engineer-18988</text:a></text:p>
      <text:p text:style-name="P44"/>
      <text:p text:style-name="P45"><text:a xlink:type="simple" xlink:href="http://keepmeposted.com.mt/falzon-group-of-companies-projects-executive-19666" text:style-name="Internet_20_link" text:visited-style-name="Visited_20_Internet_20_Link">http://keepmeposted.com.mt/falzon-group-of-companies-projects-executive-19666</text:a></text:p>
      <text:p text:style-name="P45"/>
      <text:p text:style-name="P46">yachting companies </text:p>
      <text:p text:style-name="P46"/>
      <text:p text:style-name="Default_20_Style_20_Bold">LIST OF MALTESE COMPANIES TO GO</text:p>
      <text:p text:style-name="P45"/>
      <text:p text:style-name="P45"/>
      <text:p text:style-name="P45">SAYBOLT MALTA LIMITED</text:p>
      <text:p text:style-name="P45"/>
      <text:p text:style-name="P45"/>
      <text:p text:style-name="P40"/>
      <text:p text:style-name="P145"/>
      <text:h text:style-name="P229" text:outline-level="2"><text:bookmark-start text:name="__RefHeading___Toc10945_871658477"/>EXPRESS<text:bookmark-end text:name="__RefHeading___Toc10945_871658477"/></text:h>
      <text:p text:style-name="P40"/>
      <text:p text:style-name="P40"/>
      <text:p text:style-name="P219">Express is a library for HTTP interaction with the server side.</text:p>
      <text:p text:style-name="P219"/>
      <text:p text:style-name="P220">New syntax for importing exporting is called <text:span text:style-name="T25">ES</text:span>20<text:span text:style-name="T25">1</text:span>5, and the old one is common JS using require.</text:p>
      <text:p text:style-name="P219">Const express = require(‘express’);</text:p>
      <text:p text:style-name="P221">important – make a running instance in memory through function:</text:p>
      <text:p text:style-name="P221">const app = express();</text:p>
      <text:p text:style-name="P219">import express as ?? from ‘express’;</text:p>
      <text:p text:style-name="P219"/>
      <text:p text:style-name="P219">Both syntax models shall be learned and used.</text:p>
      <text:p text:style-name="P219"/>
      <text:p text:style-name="P40"><text:span text:style-name="Internet_20_link"><text:span text:style-name="T5"/></text:span></text:p>
      <text:p text:style-name="P5"/>
      <text:p text:style-name="P5"/>
      <text:p text:style-name="P5"/>
      <text:p text:style-name="P34"/>
      <text:p text:style-name="P9"/>
      <text:p text:style-name="P41"/>
      <text:p text:style-name="P5"/>
      <text:p text:style-name="P5"/>
      <text:p text:style-name="P5"/>
      <text:p text:style-name="P5"/>
      <text:p text:style-name="P5"/>
      <text:p text:style-name="P144"/>
      <text:p text:style-name="P5"/>
      <text:h text:style-name="Heading_20_2" text:outline-level="2"><text:bookmark-start text:name="__RefHeading___Toc9500_87221989"/>UDACITY TO TRANSFER<text:bookmark-end text:name="__RefHeading___Toc9500_87221989"/></text:h>
      <text:p text:style-name="P52"/>
      <text:p text:style-name="P67">To check GitHub desktop</text:p>
      <text:p text:style-name="P67"/>
      <text:p text:style-name="P82">/d/dropbox/0us/udacityalxs/howtousegithub/version-control/</text:p>
      <text:p text:style-name="P82"/>
      <text:p text:style-name="P82"/>
      <text:p text:style-name="P83">/d/dropbox/0us/udacityalxs/howtousegithub/version-control/</text:p>
      <text:p text:style-name="P83"/>
      <text:p text:style-name="P84">/d/Dropbox/0us/UdacityAlxs/JSBasics/frontend-nanodegree-resume</text:p>
      <text:p text:style-name="P84"/>
      <text:p text:style-name="P83"/>
      <text:p text:style-name="P71">[core]<text:line-break/><text:tab/>editor = \"C:/Drivers/Notepad++/notepad++.exe\" -n -w</text:p>
      <text:p text:style-name="P71">???? o_O</text:p>
      <text:p text:style-name="P71"/>
      <text:p text:style-name="P71"/>
      <text:p text:style-name="P79">FRONT END DEVELOPMENT SKILL SET BY COURSES</text:p>
      <text:list xml:id="list3188155899" text:style-name="L2">
        <text:list-item>
          <text:p text:style-name="P153">Responsive Web Design Fundamentals</text:p>
        </text:list-item>
        <text:list-item>
          <text:p text:style-name="P204">Intro to HTML and CSS</text:p>
        </text:list-item>
        <text:list-item>
          <text:p text:style-name="P204">Responsive Images</text:p>
        </text:list-item>
        <text:list-item>
          <text:p text:style-name="P205">JavaScript Basics</text:p>
        </text:list-item>
        <text:list-item>
          <text:p text:style-name="P205">Intro to jQuery</text:p>
        </text:list-item>
        <text:list-item>
          <text:p text:style-name="P205">Object-Oriented JavaScript</text:p>
        </text:list-item>
        <text:list-item>
          <text:p text:style-name="P205">HTML5 Canvas</text:p>
        </text:list-item>
        <text:list-item>
          <text:p text:style-name="P205">Browser Rendering Optimization</text:p>
        </text:list-item>
        <text:list-item>
          <text:p text:style-name="P205">Website Performance Optimization</text:p>
        </text:list-item>
        <text:list-item>
          <text:p text:style-name="P205">Intro to AJAX</text:p>
        </text:list-item>
        <text:list-item>
          <text:p text:style-name="P205">JavaScript Design Patterns</text:p>
        </text:list-item>
        <text:list-item>
          <text:p text:style-name="P205">JavaScript Testing</text:p>
        </text:list-item>
      </text:list>
      <text:p text:style-name="P81"/>
      <text:p text:style-name="P80">done atop:</text:p>
      <text:p text:style-name="P80">HowToUseGitHub</text:p>
      <text:p text:style-name="P80"/>
      <text:p text:style-name="P85">GENERAL VERY USEFUL LINKS</text:p>
      <text:list xml:id="list65414028839632" text:continue-list="list3188155899" text:style-name="L2">
        <text:list-item text:start-value="1">
          <text:p text:style-name="P206"><text:a xlink:type="simple" xlink:href="http://www.color-hex.com/" text:style-name="Internet_20_link" text:visited-style-name="Visited_20_Internet_20_Link"><text:span text:style-name="T13">http://www.color-hex.com/</text:span></text:a></text:p>
        </text:list-item>
        <text:list-item>
          <text:p text:style-name="P206"/>
        </text:list-item>
      </text:list>
      <text:p text:style-name="P71"/>
      <text:p text:style-name="P78">JSBASIC LINKS</text:p>
      <text:p text:style-name="P78"/>
      <text:list xml:id="list65413217198189" text:continue-list="list65414028839632" text:style-name="L2">
        <text:list-item text:start-value="1">
          <text:p text:style-name="P154"><text:a xlink:type="simple" xlink:href="http://jsonlint.com/" text:style-name="Internet_20_link" text:visited-style-name="Visited_20_Internet_20_Link"><text:span text:style-name="T12">http://jsonlint.com/</text:span></text:a></text:p>
        </text:list-item>
        <text:list-item>
          <text:p text:style-name="P162"><text:a xlink:type="simple" xlink:href="https://developer.mozilla.org/en-US/docs/Web/API/HTMLElement/style" text:style-name="Internet_20_link" text:visited-style-name="Visited_20_Internet_20_Link">https://developer.mozilla.org/en-US/docs/Web/API/HTMLElement/style</text:a></text:p>
        </text:list-item>
        <text:list-item>
          <text:p text:style-name="P163"><text:a xlink:type="simple" xlink:href="https://developer.mozilla.org/en-US/docs/Web/CSS/CSS_Properties_Reference" text:style-name="Internet_20_link" text:visited-style-name="Visited_20_Internet_20_Link">https://developer.mozilla.org/en-US/docs/Web/CSS/CSS_Properties_Reference</text:a></text:p>
        </text:list-item>
        <text:list-item>
          <text:p text:style-name="P164"><text:a xlink:type="simple" xlink:href="http://dorey.github.io/JavaScript-Equality-Table/" text:style-name="Internet_20_link" text:visited-style-name="Visited_20_Internet_20_Link">http://dorey.github.io/JavaScript-Equality-Table/</text:a></text:p>
        </text:list-item>
        <text:list-item>
          <text:p text:style-name="P165"><text:a xlink:type="simple" xlink:href="https://udacity.github.io/frontend-nanodegree-styleguide/javascript.html#for-in-loop" text:style-name="Internet_20_link" text:visited-style-name="Visited_20_Internet_20_Link">https://udacity.github.io/frontend-nanodegree-styleguide/javascript.html#for-in-loop</text:a></text:p>
        </text:list-item>
        <text:list-item>
          <text:p text:style-name="P166">https://d3js.org/</text:p>
        </text:list-item>
        <text:list-item>
          <text:p text:style-name="P163"/>
        </text:list-item>
        <text:list-item>
          <text:p text:style-name="P167"><text:soft-page-break/><text:a xlink:type="simple" xlink:href="https://www.w3.org/community/webed/wiki/A_Short_History_of_JavaScript" text:style-name="Internet_20_link" text:visited-style-name="Visited_20_Internet_20_Link">https://www.w3.org/community/webed/wiki/A_Short_History_of_JavaScript</text:a></text:p>
        </text:list-item>
        <text:list-item>
          <text:p text:style-name="P167"><text:a xlink:type="simple" xlink:href="https://en.wikipedia.org/wiki/Anonymous_function#JavaScript" text:style-name="Internet_20_link" text:visited-style-name="Visited_20_Internet_20_Link">https://en.wikipedia.org/wiki/Anonymous_function#JavaScript</text:a></text:p>
        </text:list-item>
        <text:list-item>
          <text:p text:style-name="P167"/>
        </text:list-item>
        <text:list-item>
          <text:p text:style-name="P155"><text:a xlink:type="simple" xlink:href="https://developer.mozilla.org/en-US/docs/Learn/HTML/Introduction_to_HTML" text:style-name="Internet_20_link" text:visited-style-name="Visited_20_Internet_20_Link"/></text:p>
        </text:list-item>
        <text:list-item>
          <text:p text:style-name="P155"/>
        </text:list-item>
        <text:list-item>
          <text:p text:style-name="P168">http://www.w3schools.com/jquery/sel_last.asp</text:p>
        </text:list-item>
        <text:list-item>
          <text:p text:style-name="P156"><text:a xlink:type="simple" xlink:href="https://developer.mozilla.org/en-US/docs/Learn/HTML/Introduction_to_HTML" text:style-name="Internet_20_link" text:visited-style-name="Visited_20_Internet_20_Link"><text:span text:style-name="T11">https://developer.mozilla.org/en-US/docs/Learn/HTML/Introduction_to_HTML</text:span></text:a></text:p>
        </text:list-item>
        <text:list-item>
          <text:p text:style-name="P169"><text:a xlink:type="simple" xlink:href="https://developer.mozilla.org/en-US/docs/Web/API/Document_Object_Model" text:style-name="Internet_20_link" text:visited-style-name="Visited_20_Internet_20_Link">https://developer.mozilla.org/en-US/docs/Web/API/Document_Object_Model</text:a></text:p>
        </text:list-item>
        <text:list-item>
          <text:p text:style-name="P169"><text:a xlink:type="simple" xlink:href="http://docs.webplatform.org/css" text:style-name="Internet_20_link" text:visited-style-name="Visited_20_Internet_20_Link">http://docs.webplatform.org/css</text:a></text:p>
        </text:list-item>
        <text:list-item>
          <text:p text:style-name="P169"><text:a xlink:type="simple" xlink:href="https://www.udacity.com/course/website-performance-optimization--ud884" text:style-name="Internet_20_link" text:visited-style-name="Visited_20_Internet_20_Link">https://www.udacity.com/course/website-performance-optimization--ud884</text:a></text:p>
        </text:list-item>
        <text:list-item>
          <text:p text:style-name="P170"><text:a xlink:type="simple" xlink:href="http://docs.webplatform.org/css" text:style-name="Internet_20_link" text:visited-style-name="Visited_20_Internet_20_Link">http://docs.webplatform.org/css</text:a></text:p>
        </text:list-item>
        <text:list-item>
          <text:p text:style-name="P170"><text:a xlink:type="simple" xlink:href="http://jquery.com/" text:style-name="Internet_20_link" text:visited-style-name="Visited_20_Internet_20_Link">http://jquery.com/</text:a></text:p>
        </text:list-item>
        <text:list-item>
          <text:p text:style-name="P170"><text:a xlink:type="simple" xlink:href="https://developer.mozilla.org/en-US/docs/Web/JavaScript" text:style-name="Internet_20_link" text:visited-style-name="Visited_20_Internet_20_Link">https://developer.mozilla.org/en-US/docs/Web/JavaScript</text:a></text:p>
        </text:list-item>
        <text:list-item>
          <text:p text:style-name="P170"><text:a xlink:type="simple" xlink:href="https://developer.mozilla.org/en-US/" text:style-name="Internet_20_link" text:visited-style-name="Visited_20_Internet_20_Link">https://developer.mozilla.org/en-US/</text:a></text:p>
        </text:list-item>
        <text:list-item>
          <text:p text:style-name="P171"><text:a xlink:type="simple" xlink:href="https://developer.mozilla.org/en-US/docs/Web/JavaScript/Reference/Global_Objects/String" text:style-name="Internet_20_link" text:visited-style-name="Visited_20_Internet_20_Link">https://developer.mozilla.org/en-US/docs/Web/JavaScript/Reference/Global_Objects/String</text:a></text:p>
        </text:list-item>
        <text:list-item>
          <text:p text:style-name="P172"><text:a xlink:type="simple" xlink:href="https://www.sitepoint.com/javascript-truthy-falsy/" text:style-name="Internet_20_link" text:visited-style-name="Visited_20_Internet_20_Link">https://www.sitepoint.com/javascript-truthy-falsy/</text:a></text:p>
        </text:list-item>
        <text:list-item>
          <text:p text:style-name="P173"><text:a xlink:type="simple" xlink:href="https://developer.mozilla.org/en-US/docs/Web/JavaScript/Reference/Global_Objects/Array" text:style-name="Internet_20_link" text:visited-style-name="Visited_20_Internet_20_Link">https://developer.mozilla.org/en-US/docs/Web/JavaScript/Reference/Global_Objects/Array</text:a></text:p>
        </text:list-item>
        <text:list-item>
          <text:p text:style-name="P174"><text:a xlink:type="simple" xlink:href="http://stackoverflow.com/questions/20987485/python-dictionaries-vs-javascript-objects" text:style-name="Internet_20_link" text:visited-style-name="Visited_20_Internet_20_Link">http://stackoverflow.com/questions/20987485/python-dictionaries-vs-javascript-objects</text:a></text:p>
        </text:list-item>
        <text:list-item>
          <text:p text:style-name="P175"><text:a xlink:type="simple" xlink:href="https://developer.mozilla.org/en-US/docs/Web/JavaScript/Reference/Global_Objects/Function" text:style-name="Internet_20_link" text:visited-style-name="Visited_20_Internet_20_Link">https://developer.mozilla.org/en-US/docs/Web/JavaScript/Reference/Global_Objects/Function</text:a></text:p>
        </text:list-item>
        <text:list-item>
          <text:p text:style-name="P176"><text:a xlink:type="simple" xlink:href="http://www.dev-archive.net/articles/js-dot-notation/" text:style-name="Internet_20_link" text:visited-style-name="Visited_20_Internet_20_Link">http://www.dev-archive.net/articles/js-dot-notation/</text:a></text:p>
        </text:list-item>
        <text:list-item>
          <text:p text:style-name="P177"><text:a xlink:type="simple" xlink:href="https://en.wikipedia.org/wiki/Ajax_(programming" text:style-name="Internet_20_link" text:visited-style-name="Visited_20_Internet_20_Link">https://en.wikipedia.org/wiki/Ajax_(programming</text:a>)</text:p>
        </text:list-item>
        <text:list-item>
          <text:p text:style-name="P178"><text:a xlink:type="simple" xlink:href="http://json.org/" text:style-name="Internet_20_link" text:visited-style-name="Visited_20_Internet_20_Link">http://json.org/</text:a></text:p>
        </text:list-item>
        <text:list-item>
          <text:p text:style-name="P178"><text:a xlink:type="simple" xlink:href="https://developer.mozilla.org/en-US/docs/Web/JavaScript/Reference/Global_Objects/JSON" text:style-name="Internet_20_link" text:visited-style-name="Visited_20_Internet_20_Link">https://developer.mozilla.org/en-US/docs/Web/JavaScript/Reference/Global_Objects/JSON</text:a></text:p>
        </text:list-item>
        <text:list-item>
          <text:p text:style-name="P179"><text:a xlink:type="simple" xlink:href="https://www.copterlabs.com/json-what-it-is-how-it-works-how-to-use-it/" text:style-name="Internet_20_link" text:visited-style-name="Visited_20_Internet_20_Link">https://www.copterlabs.com/json-what-it-is-how-it-works-how-to-use-it/</text:a></text:p>
        </text:list-item>
        <text:list-item>
          <text:p text:style-name="P180"><text:a xlink:type="simple" xlink:href="https://developer.mozilla.org/en-US/docs/Web/JavaScript/Guide/Grammar_and_types#Object_literals" text:style-name="Internet_20_link" text:visited-style-name="Visited_20_Internet_20_Link">https://developer.mozilla.org/en-US/docs/Web/JavaScript/Guide/Grammar_and_types#Object_literals</text:a></text:p>
        </text:list-item>
        <text:list-item>
          <text:p text:style-name="P181"><text:a xlink:type="simple" xlink:href="https://developer.mozilla.org/en-US/docs/Web/JavaScript/Reference/Operators/Property_Accessors" text:style-name="Internet_20_link" text:visited-style-name="Visited_20_Internet_20_Link">https://developer.mozilla.org/en-US/docs/Web/JavaScript/Reference/Operators/Property_Accessors</text:a></text:p>
        </text:list-item>
        <text:list-item>
          <text:p text:style-name="P182"><text:a xlink:type="simple" xlink:href="https://developer.mozilla.org/en-US/docs/Web/JavaScript/Reference/Global_Objects/Function" text:style-name="Internet_20_link" text:visited-style-name="Visited_20_Internet_20_Link">https://developer.mozilla.org/en-US/docs/Web/JavaScript/Reference/Global_Objects/Function</text:a></text:p>
        </text:list-item>
        <text:list-item>
          <text:p text:style-name="P183">http://www.dev-archive.net/articles/js-dot-notation/</text:p>
        </text:list-item>
        <text:list-item>
          <text:p text:style-name="P184"><text:a xlink:type="simple" xlink:href="https://developer.mozilla.org/en-US/docs/Web/JavaScript/Reference/Operators/Property_Accessors" text:style-name="Internet_20_link" text:visited-style-name="Visited_20_Internet_20_Link">https://developer.mozilla.org/en-US/docs/Web/JavaScript/Reference/Operators/Property_Accessors</text:a></text:p>
        </text:list-item>
        <text:list-item>
          <text:p text:style-name="P184"><text:a xlink:type="simple" xlink:href="https://developer.mozilla.org/en-US/docs/Web/JavaScript/Guide/Grammar_and_types#Object_literals" text:style-name="Internet_20_link" text:visited-style-name="Visited_20_Internet_20_Link">https://developer.mozilla.org/en-US/docs/Web/JavaScript/Guide/Grammar_and_types#Object_literals</text:a></text:p>
        </text:list-item>
        <text:list-item>
          <text:p text:style-name="P185"><text:a xlink:type="simple" xlink:href="https://developer.mozilla.org/en-US/docs/Web/CSS/CSS_Properties_Reference" text:style-name="Internet_20_link" text:visited-style-name="Visited_20_Internet_20_Link">https://developer.mozilla.org/en-US/docs/Web/CSS/CSS_Properties_Reference</text:a></text:p>
        </text:list-item>
        <text:list-item>
          <text:p text:style-name="P186"><text:a xlink:type="simple" xlink:href="https://developer.mozilla.org/en-US/docs/Web/API/Document_Object_Model" text:style-name="Internet_20_link" text:visited-style-name="Visited_20_Internet_20_Link">https://developer.mozilla.org/en-US/docs/Web/API/Document_Object_Model</text:a></text:p>
        </text:list-item>
        <text:list-item>
          <text:p text:style-name="P187"><text:a xlink:type="simple" xlink:href="https://developer.mozilla.org/en-US/docs/Web/JavaScript/Reference/Global_Objects/encodeURIComponent" text:style-name="Internet_20_link" text:visited-style-name="Visited_20_Internet_20_Link">https://developer.mozilla.org/en-US/docs/Web/JavaScript/Reference/Global_Objects/encodeURIComponent</text:a></text:p>
        </text:list-item>
        <text:list-item>
          <text:p text:style-name="P187"><text:a xlink:type="simple" xlink:href="https://developer.mozilla.org/en-US/docs/Web/JavaScript/Guide/Regular_Expressions" text:style-name="Internet_20_link" text:visited-style-name="Visited_20_Internet_20_Link">https://developer.mozilla.org/en-US/docs/Web/JavaScript/Guide/Regular_Expressions</text:a></text:p>
        </text:list-item>
        <text:list-item>
          <text:p text:style-name="P187"><text:a xlink:type="simple" xlink:href="https://discussions.udacity.com/#ud804" text:style-name="Internet_20_link" text:visited-style-name="Visited_20_Internet_20_Link">https://discussions.udacity.com/#ud804</text:a></text:p>
        </text:list-item>
        <text:list-item>
          <text:p text:style-name="P187"><text:a xlink:type="simple" xlink:href="https://en.wikipedia.org/wiki/List_of_XML_and_HTML_character_entity_references#Character_entity_references_in_HTML" text:style-name="Internet_20_link" text:visited-style-name="Visited_20_Internet_20_Link">https://en.wikipedia.org/wiki/List_of_XML_and_HTML_character_entity_references#Character_entity_references_in_HTML</text:a></text:p>
        </text:list-item>
        <text:list-item>
          <text:p text:style-name="P188"><text:a xlink:type="simple" xlink:href="https://developer.mozilla.org/en-US/docs/Web/JavaScript/Equality_comparisons_and_sameness" text:style-name="Internet_20_link" text:visited-style-name="Visited_20_Internet_20_Link">https://developer.mozilla.org/en-US/docs/Web/JavaScript/Equality_comparisons_and_sameness</text:a></text:p>
        </text:list-item>
        <text:list-item>
          <text:p text:style-name="P189"><text:soft-page-break/><text:a xlink:type="simple" xlink:href="http://stackoverflow.com/questions/500504/why-is-using-for-in-with-array-iteration-a-bad-idea" text:style-name="Internet_20_link" text:visited-style-name="Visited_20_Internet_20_Link">http://stackoverflow.com/questions/500504/why-is-using-for-in-with-array-iteration-a-bad-idea</text:a></text:p>
        </text:list-item>
        <text:list-item>
          <text:p text:style-name="P190"><text:a xlink:type="simple" xlink:href="http://stackoverflow.com/questions/4261051/javascript-why-for-in-is-a-bad-practice" text:style-name="Internet_20_link" text:visited-style-name="Visited_20_Internet_20_Link">http://stackoverflow.com/questions/4261051/javascript-why-for-in-is-a-bad-practice</text:a></text:p>
        </text:list-item>
        <text:list-item>
          <text:p text:style-name="P190"><text:a xlink:type="simple" xlink:href="https://websanova.com/blog/javascript/why-javascript-for-in-loops-are-bad" text:style-name="Internet_20_link" text:visited-style-name="Visited_20_Internet_20_Link">https://websanova.com/blog/javascript/why-javascript-for-in-loops-are-bad</text:a></text:p>
        </text:list-item>
        <text:list-item>
          <text:p text:style-name="P190"><text:a xlink:type="simple" xlink:href="https://developer.mozilla.org/en-US/docs/Web/JavaScript/Reference/Global_Objects/Array/forEach" text:style-name="Internet_20_link" text:visited-style-name="Visited_20_Internet_20_Link">https://developer.mozilla.org/en-US/docs/Web/JavaScript/Reference/Global_Objects/Array/forEach</text:a></text:p>
        </text:list-item>
        <text:list-item>
          <text:p text:style-name="P191"><text:a xlink:type="simple" xlink:href="https://en.wikibooks.org/wiki/General_Astronomy/Spaghettification" text:style-name="Internet_20_link" text:visited-style-name="Visited_20_Internet_20_Link">https://en.wikibooks.org/wiki/General_Astronomy/Spaghettification</text:a></text:p>
        </text:list-item>
        <text:list-item>
          <text:p text:style-name="P192"><text:a xlink:type="simple" xlink:href="https://developer.mozilla.org/en-US/docs/Web/JavaScript/Reference/Global_Objects/String" text:style-name="Internet_20_link" text:visited-style-name="Visited_20_Internet_20_Link">https://developer.mozilla.org/en-US/docs/Web/JavaScript/Reference/Global_Objects/String</text:a></text:p>
        </text:list-item>
        <text:list-item>
          <text:p text:style-name="P193"><text:a xlink:type="simple" xlink:href="http://helephant.com/2008/08/19/functions-are-first-class-objects-in-javascript/" text:style-name="Internet_20_link" text:visited-style-name="Visited_20_Internet_20_Link">http://helephant.com/2008/08/19/functions-are-first-class-objects-in-javascript/</text:a></text:p>
        </text:list-item>
        <text:list-item>
          <text:p text:style-name="P193"/>
        </text:list-item>
        <text:list-item>
          <text:p text:style-name="P190"/>
        </text:list-item>
        <text:list-item>
          <text:p text:style-name="P184"/>
        </text:list-item>
        <text:list-item>
          <text:p text:style-name="P207"/>
        </text:list-item>
      </text:list>
      <text:p text:style-name="P76"/>
      <text:p text:style-name="P13">RESPONSIVE DESIGN LINKS</text:p>
      <text:p text:style-name="P13"/>
      <text:p text:style-name="P13"/>
      <text:p text:style-name="P13"/>
      <text:p text:style-name="P71"/>
      <text:list xml:id="list65415061799237" text:continue-list="list65413217198189" text:style-name="L2">
        <text:list-item text:start-value="1">
          <text:p text:style-name="P157"><text:a xlink:type="simple" xlink:href="https://www.browserstack.com/" text:style-name="Internet_20_link" text:visited-style-name="Visited_20_Internet_20_Link"><text:span text:style-name="T14">https://www.browserstack.com/</text:span></text:a></text:p>
        </text:list-item>
        <text:list-item>
          <text:p text:style-name="P194">developers.google.com/web/fundamentals</text:p>
        </text:list-item>
        <text:list-item>
          <text:p text:style-name="P195"><text:a xlink:type="simple" xlink:href="https://developers.google.com/web/tools/chrome-devtools/remote-debugging/?hl=en" text:style-name="Internet_20_link" text:visited-style-name="Visited_20_Internet_20_Link">https://developers.google.com/web/tools/chrome-devtools/remote-debugging/?hl=en</text:a></text:p>
        </text:list-item>
        <text:list-item>
          <text:p text:style-name="P195"/>
        </text:list-item>
        <text:list-item>
          <text:p text:style-name="P157"/>
        </text:list-item>
        <text:list-item>
          <text:p text:style-name="P157"/>
        </text:list-item>
      </text:list>
      <text:p text:style-name="P11"/>
      <text:p text:style-name="P77">HOW TO USE GIT HUB</text:p>
      <text:p text:style-name="P75"/>
      <text:p text:style-name="P12">CORE</text:p>
      <text:list xml:id="list65413587588751" text:continue-list="list65415061799237" text:style-name="L2">
        <text:list-item text:start-value="1">
          <text:p text:style-name="P158"><text:span text:style-name="T10">MAIN <text:s text:c="4"/></text:span><text:a xlink:type="simple" xlink:href="https://git-scm.com/doc" text:style-name="Internet_20_link" text:visited-style-name="Visited_20_Internet_20_Link"><text:span text:style-name="T10">https://git-scm.com/doc</text:span></text:a></text:p>
        </text:list-item>
        <text:list-item>
          <text:p text:style-name="P158"/>
        </text:list-item>
        <text:list-item>
          <text:p text:style-name="P159"><text:a xlink:type="simple" xlink:href="http://udacity.github.io/git-styleguide/" text:style-name="Internet_20_link" text:visited-style-name="Visited_20_Internet_20_Link"><text:span text:style-name="T9">http://udacity.github.io/git-styleguide/</text:span></text:a></text:p>
        </text:list-item>
        <text:list-item>
          <text:p text:style-name="P159"/>
        </text:list-item>
        <text:list-item>
          <text:p text:style-name="P160"><text:a xlink:type="simple" xlink:href="https://git-scm.com/book/en/v2/Git-Internals-Git-Objects" text:style-name="Internet_20_link" text:visited-style-name="Visited_20_Internet_20_Link"><text:span text:style-name="T8">https://git-scm.com/book/en/v2/Git-Internals-Git-Objects</text:span></text:a></text:p>
        </text:list-item>
        <text:list-item>
          <text:p text:style-name="P160"/>
        </text:list-item>
        <text:list-item>
          <text:p text:style-name="P161"><text:a xlink:type="simple" xlink:href="https://www.udacity.com/wiki/ud775/command-line-instructions" text:style-name="Internet_20_link" text:visited-style-name="Visited_20_Internet_20_Link">https://www.udacity.com/wiki/ud775/command-line-instructions</text:a></text:p>
        </text:list-item>
        <text:list-item>
          <text:p text:style-name="P196"><text:a xlink:type="simple" xlink:href="https://www.udacity.com/wiki/ud775/command-line-instructions" text:style-name="Internet_20_link" text:visited-style-name="Visited_20_Internet_20_Link">https://www.udacity.com/wiki/ud775/command-line-instructions</text:a>#!#windows-users</text:p>
        </text:list-item>
        <text:list-item>
          <text:p text:style-name="P196"><text:a xlink:type="simple" xlink:href="https://www.udacity.com/wiki/ud775/git-bash-copy-paste" text:style-name="Internet_20_link" text:visited-style-name="Visited_20_Internet_20_Link">https://www.udacity.com/wiki/ud775/git-bash-copy-paste</text:a></text:p>
        </text:list-item>
        <text:list-item>
          <text:p text:style-name="P196"><text:a xlink:type="simple" xlink:href="https://storage.googleapis.com/supplemental_media/udacityu/2960778953/troubleshooting_guide.pdf" text:style-name="Internet_20_link" text:visited-style-name="Visited_20_Internet_20_Link">https://storage.googleapis.com/supplemental_media/udacityu/2960778953/troubleshooting_guide.pdf</text:a></text:p>
        </text:list-item>
        <text:list-item>
          <text:p text:style-name="P196"><text:a xlink:type="simple" xlink:href="http://www.cyberciti.biz/tips/howto-linux-unix-bash-shell-setup-prompt.html" text:style-name="Internet_20_link" text:visited-style-name="Visited_20_Internet_20_Link">http://www.cyberciti.biz/tips/howto-linux-unix-bash-shell-setup-prompt.html</text:a></text:p>
        </text:list-item>
        <text:list-item>
          <text:p text:style-name="P196"><text:a xlink:type="simple" xlink:href="https://help.github.com/articles/associating-text-editors-with-git/" text:style-name="Internet_20_link" text:visited-style-name="Visited_20_Internet_20_Link">https://help.github.com/articles/associating-text-editors-with-git/</text:a></text:p>
        </text:list-item>
        <text:list-item>
          <text:p text:style-name="P197"><text:a xlink:type="simple" xlink:href="https://www.davidbaumgold.com/tutorials/command-line/" text:style-name="Internet_20_link" text:visited-style-name="Visited_20_Internet_20_Link">https://www.davidbaumgold.com/tutorials/command-line/</text:a></text:p>
        </text:list-item>
        <text:list-item>
          <text:p text:style-name="P197"><text:a xlink:type="simple" xlink:href="http://www.ee.surrey.ac.uk/Teaching/Unix/unixintro.html" text:style-name="Internet_20_link" text:visited-style-name="Visited_20_Internet_20_Link">http://www.ee.surrey.ac.uk/Teaching/Unix/unixintro.html</text:a></text:p>
        </text:list-item>
        <text:list-item>
          <text:p text:style-name="P197"><text:a xlink:type="simple" xlink:href="http://linuxsurvival.com/" text:style-name="Internet_20_link" text:visited-style-name="Visited_20_Internet_20_Link">http://linuxsurvival.com/</text:a></text:p>
        </text:list-item>
        <text:list-item>
          <text:p text:style-name="P197"><text:a xlink:type="simple" xlink:href="https://www.udacity.com/wiki/ud775/install-git/install-git-windows" text:style-name="Internet_20_link" text:visited-style-name="Visited_20_Internet_20_Link">https://www.udacity.com/wiki/ud775/install-git/install-git-windows</text:a></text:p>
        </text:list-item>
        <text:list-item>
          <text:p text:style-name="P197"><text:a xlink:type="simple" xlink:href="http://www.cs.mcgill.ca/~guide/help/man.html" text:style-name="Internet_20_link" text:visited-style-name="Visited_20_Internet_20_Link">http://www.cs.mcgill.ca/~guide/help/man.html</text:a></text:p>
        </text:list-item>
        <text:list-item>
          <text:p text:style-name="P198"><text:a xlink:type="simple" xlink:href="https://www.udacity.com/wiki/ud775/concept-map?nocache" text:style-name="Internet_20_link" text:visited-style-name="Visited_20_Internet_20_Link">https://www.udacity.com/wiki/ud775/concept-map?nocache</text:a></text:p>
        </text:list-item>
        <text:list-item>
          <text:p text:style-name="P198"><text:soft-page-break/></text:p>
        </text:list-item>
        <text:list-item>
          <text:p text:style-name="P199"/>
        </text:list-item>
      </text:list>
      <text:p text:style-name="P10"><text:a xlink:type="simple" xlink:href="https://classroom.udacity.com/courses/ud595/lessons/4597278561/concepts/46968695970923" text:style-name="Internet_20_link" text:visited-style-name="Visited_20_Internet_20_Link"/></text:p>
      <text:p text:style-name="P10">OPTIONAL</text:p>
      <text:p text:style-name="P10"/>
      <text:list xml:id="list65413445852616" text:continue-list="list65413587588751" text:style-name="L2">
        <text:list-item text:start-value="1">
          <text:p text:style-name="P161"><text:a xlink:type="simple" xlink:href="https://classroom.udacity.com/courses/ud595/lessons/4597278561/concepts/46968695970923" text:style-name="Internet_20_link" text:visited-style-name="Visited_20_Internet_20_Link">https://classroom.udacity.com/courses/ud595/lessons/4597278561/concepts/46968695970923</text:a></text:p>
        </text:list-item>
        <text:list-item>
          <text:p text:style-name="P196"><text:a xlink:type="simple" xlink:href="https://sites.google.com/site/reflection4learning/why-reflect" text:style-name="Internet_20_link" text:visited-style-name="Visited_20_Internet_20_Link">https://sites.google.com/site/reflection4learning/why-reflect</text:a></text:p>
        </text:list-item>
        <text:list-item>
          <text:p text:style-name="P196"><text:a xlink:type="simple" xlink:href="http://184.182.233.150/rid=1LW06D9V6-26428MK-1Z64/Mezirow's%20chapter,%20How%20Critical%20Refletion%20Triggers%20TL.pdf" text:style-name="Internet_20_link" text:visited-style-name="Visited_20_Internet_20_Link">http://184.182.233.150/rid=1LW06D9V6-26428MK-1Z64/Mezirow's%20chapter,%20How%20Critical%20Refletion%20Triggers%20TL.pdf</text:a></text:p>
        </text:list-item>
        <text:list-item>
          <text:p text:style-name="P200"><text:a xlink:type="simple" xlink:href="https://help.github.com/articles/dealing-with-line-endings/#platform-all" text:style-name="Internet_20_link" text:visited-style-name="Visited_20_Internet_20_Link">https://help.github.com/articles/dealing-with-line-endings/#platform-all</text:a></text:p>
        </text:list-item>
        <text:list-item>
          <text:p text:style-name="P200"><text:a xlink:type="simple" xlink:href="https://www.gliffy.com/" text:style-name="Internet_20_link" text:visited-style-name="Visited_20_Internet_20_Link">https://www.gliffy.com/</text:a></text:p>
        </text:list-item>
        <text:list-item>
          <text:p text:style-name="P200"><text:a xlink:type="simple" xlink:href="https://yuml.me/diagram/activity/draw" text:style-name="Internet_20_link" text:visited-style-name="Visited_20_Internet_20_Link">https://yuml.me/diagram/activity/draw</text:a></text:p>
        </text:list-item>
        <text:list-item>
          <text:p text:style-name="P200"><text:a xlink:type="simple" xlink:href="https://github.com/github/training-kit/blob/master/downloads/github-git-cheat-sheet.pdf" text:style-name="Internet_20_link" text:visited-style-name="Visited_20_Internet_20_Link">https://github.com/github/training-kit/blob/master/downloads/github-git-cheat-sheet.pdf</text:a></text:p>
        </text:list-item>
        <text:list-item>
          <text:p text:style-name="P201"><text:a xlink:type="simple" xlink:href="https://help.github.com/articles/caching-your-github-password-in-git/" text:style-name="Internet_20_link" text:visited-style-name="Visited_20_Internet_20_Link">https://help.github.com/articles/caching-your-github-password-in-git/</text:a></text:p>
        </text:list-item>
        <text:list-item>
          <text:p text:style-name="P201"><text:a xlink:type="simple" xlink:href="https://help.github.com/articles/connecting-to-github-with-ssh/" text:style-name="Internet_20_link" text:visited-style-name="Visited_20_Internet_20_Link">https://help.github.com/articles/connecting-to-github-with-ssh/</text:a></text:p>
        </text:list-item>
        <text:list-item>
          <text:p text:style-name="P201"><text:a xlink:type="simple" xlink:href="https://www.udacity.com/wiki/ud775/concept-map?nocache" text:style-name="Internet_20_link" text:visited-style-name="Visited_20_Internet_20_Link">https://www.udacity.com/wiki/ud775/concept-map?nocache</text:a></text:p>
        </text:list-item>
        <text:list-item>
          <text:p text:style-name="P201"><text:a xlink:type="simple" xlink:href="https://bitbucket.org/" text:style-name="Internet_20_link" text:visited-style-name="Visited_20_Internet_20_Link">https://bitbucket.org/</text:a></text:p>
        </text:list-item>
        <text:list-item>
          <text:p text:style-name="P201"/>
        </text:list-item>
        <text:list-item>
          <text:p text:style-name="P161"/>
        </text:list-item>
        <text:list-item>
          <text:p text:style-name="P161"/>
        </text:list-item>
      </text:list>
      <text:p text:style-name="P73"><text:a xlink:type="simple" xlink:href="http://spotonconnections.com/job-search/" text:style-name="Internet_20_link" text:visited-style-name="Visited_20_Internet_20_Link"/></text:p>
      <text:p text:style-name="P74">Links from the course</text:p>
      <text:p text:style-name="P74"/>
      <text:p text:style-name="P67"/>
      <text:p text:style-name="P70">Docs, feat, fix, refactor, test, chore, style.</text:p>
      <text:p text:style-name="P70"/>
      <text:p text:style-name="P91"/>
      <text:p text:style-name="P67"/>
      <text:p text:style-name="P69"><text:a xlink:type="simple" xlink:href="https://discussions.udacity.com/t/reflections-repositories/16102/2514?u=ot2" text:style-name="Internet_20_link" text:visited-style-name="Visited_20_Internet_20_Link">https://discussions.udacity.com/t/reflections-repositories/16102/2514?u=ot2</text:a></text:p>
      <text:p text:style-name="P69"/>
      <text:p text:style-name="P68"><text:a xlink:type="simple" xlink:href="http://getbootstrap.com/javascript/#modals" text:style-name="Internet_20_link" text:visited-style-name="Visited_20_Internet_20_Link">http://getbootstrap.com/javascript/#modals</text:a></text:p>
      <text:p text:style-name="P68"/>
      <text:p text:style-name="P52"/>
      <text:p text:style-name="P62">TO WORK OUT IN DETAIL1!!</text:p>
      <text:p text:style-name="P62"><text:a xlink:type="simple" xlink:href="https://classroom.udacity.com/courses/ud304/lessons/3063988721/concepts/32896785490923" text:style-name="Internet_20_link" text:visited-style-name="Visited_20_Internet_20_Link">https://classroom.udacity.com/courses/ud304/lessons/3063988721/concepts/32896785490923</text:a></text:p>
      <text:p text:style-name="P62"/>
      <text:p text:style-name="P63">1) Win10 introduced a lot of bugs. One of them that I spent 2 hours and could not setup proper usage of an external editor for commit messages. When the editor opens, then bash slips to ‘<text:span text:style-name="T7">Aborting commit due to empty commit message.’</text:span></text:p>
      <text:p text:style-name="P63"/>
      <text:p text:style-name="P64">2) It would be useful to explain -F key for that reason.</text:p>
      <text:p text:style-name="P64"/>
      <text:p text:style-name="P64">3) Also ti would be useful to explain what happens with the file used in -F keyed commit. Shall it be recreated each time? Or could it be just used as a ever-rewritten buffer?</text:p>
      <text:p text:style-name="P64"/>
      <text:p text:style-name="P64">4) It would be nice if the video explained at once that the full content of the commit message file is shown in the log. I was trying to find out which git command is used to retrieve the file )</text:p>
      <text:p text:style-name="P64"/>
      <text:p text:style-name="P65"><text:soft-page-break/>5) A non-native speaker might find some ambiguity in reference to a ‘View Answer’ button as ‘solution’. Perhaps, a small explanation might be added.</text:p>
      <text:p text:style-name="P65"/>
      <text:p text:style-name="P72">6) Part 18 shows coins branch. Hwo to reach it?</text:p>
      <text:p text:style-name="P65"/>
      <text:p text:style-name="P66">7) I was not able to reach coins branch.</text:p>
      <text:p text:style-name="P52"/>
      <text:p text:style-name="P49"><text:span text:style-name="T6">Подскажи, пожалуйста, в какое из направлений в АйТи легче переквалифицироваться из другой инженерной области? </text:span>Муж работал в нефтянке. Спад в нефтегазе снизил и зарплаты, и число вакансий. <text:span text:style-name="T6">Сейчас для нормальной работы в любом случае, даже по его первой специальности, надо будет доучиваться. Поэтому интересуется, реально ли, и куда лучше перейти в АйТи. АйТи знаний почти ноль, только печатает вслепую на русском и английском. </text:span></text:p>
      <text:p text:style-name="P52"/>
      <text:p text:style-name="P56">TO STUDY/LEARN</text:p>
      <text:p text:style-name="P56"/>
      <text:p text:style-name="P56">CSS selectors</text:p>
      <text:p text:style-name="P57">https://css-tricks.com/how-css-selectors-work/</text:p>
      <text:p text:style-name="P56">HTML main tags and rules</text:p>
      <text:p text:style-name="P57">CSS trick with borders</text:p>
      <text:p text:style-name="P57">CSS generals tips and tricks</text:p>
      <text:p text:style-name="P57"/>
      <text:p text:style-name="P58">Start new file and collecting links and etc.</text:p>
      <text:p text:style-name="P58"/>
      <text:p text:style-name="P59">Go through all of the course and collect all the links on all the things</text:p>
      <text:p text:style-name="P59"/>
      <text:p text:style-name="P60">Need to find out which framework to use for web development – trending and etc. </text:p>
      <text:p text:style-name="P60">Joomla is in down trend. What about w3 and bootstrap?</text:p>
      <text:p text:style-name="P60"/>
      <text:p text:style-name="P61"><text:a xlink:type="simple" xlink:href="https://fonts.google.com/?query=rambla" text:style-name="Internet_20_link" text:visited-style-name="Visited_20_Internet_20_Link">https://fonts.google.com/?query=rambla</text:a></text:p>
      <text:p text:style-name="P61"/>
      <text:p text:style-name="P56"/>
      <text:p text:style-name="P56"/>
      <text:p text:style-name="P52"/>
      <text:p text:style-name="P53"><text:a xlink:type="simple" xlink:href="https://css-tricks.com/how-css-selectors-work/" text:style-name="Internet_20_link" text:visited-style-name="Visited_20_Internet_20_Link">https://css-tricks.com/how-css-selectors-work/</text:a></text:p>
      <text:p text:style-name="P53"/>
      <text:p text:style-name="P53"/>
      <text:p text:style-name="P54">Most, if not all, websites use 12 column grid.</text:p>
      <text:p text:style-name="P54">Most if not all websites use grid layout.</text:p>
      <text:p text:style-name="P55">Many webistes are still designed for 960 pixels and to be centered.</text:p>
      <text:p text:style-name="P55"/>
      <text:p text:style-name="P52"/>
      <text:p text:style-name="P147"/>
      <text:p text:style-name="P52"/>
      <text:p text:style-name="P52"/>
      <text:p text:style-name="P5"/>
      <text:p text:style-name="P5"/>
      <text:p text:style-name="P144"/>
      <text:p text:style-name="P5"/>
      <text:h text:style-name="P223" text:outline-level="1"><text:bookmark-start text:name="__RefHeading___Toc798_871658477"/>LOG AND NOTES<text:bookmark-end text:name="__RefHeading___Toc798_871658477"/></text:h>
      <text:p text:style-name="P38"/>
      <text:p text:style-name="P5"/>
      <text:p text:style-name="P5"/>
      <text:p text:style-name="P5"/>
      <text:p text:style-name="P144"/>
      <text:h text:style-name="P228" text:outline-level="2"><text:bookmark-start text:name="__RefHeading___Toc800_871658477"/>LOG AND NOTES<text:bookmark-end text:name="__RefHeading___Toc800_871658477"/></text:h>
      <text:p text:style-name="P106"/>
      <text:p text:style-name="P106"/>
      <text:p text:style-name="P107">20170831</text:p>
      <text:p text:style-name="P107">React is MVC. Render returns Viewes. Model - ? Controller - ?</text:p>
      <text:p text:style-name="P107">Starting with React Component class or React component type.</text:p>
      <text:p text:style-name="P108">Render returns are hierarchy of displays. Parameters passed to Class constructor – props.</text:p>
      <text:p text:style-name="P108">JSX syntax </text:p>
      <text:p text:style-name="P108"/>
      <text:p text:style-name="P108"/>
      <text:p text:style-name="P109">JS</text:p>
      <text:p text:style-name="P109">Var – <text:span text:style-name="T17">entire scope of a function, or Global</text:span></text:p>
      <text:p text:style-name="P109">Let – only current local scope of a block, <text:span text:style-name="T17">if in function – does not go into blocks</text:span></text:p>
      <text:p text:style-name="P110">Constants are block scoped </text:p>
      <text:p text:style-name="P110"/>
      <text:p text:style-name="P107"/>
      <text:p text:style-name="P111">Installation</text:p>
      <text:p text:style-name="P111">Hello world</text:p>
      <text:p text:style-name="P111">Introducing JSX</text:p>
      <text:p text:style-name="P111">Rendering Elements</text:p>
      <text:p text:style-name="P111">Components and Props</text:p>
      <text:p text:style-name="P111">State and Lifecycle</text:p>
      <text:p text:style-name="P113">Handling Events</text:p>
      <text:p text:style-name="P113">Conditional Rendering</text:p>
      <text:p text:style-name="P113"/>
      <text:p text:style-name="P114">Keys don’t get passed to components. <text:s/>Keys are mandatory (strongly recommended) for elements. For components they must be passed explicitly</text:p>
      <text:p text:style-name="P114"/>
      <text:p text:style-name="P115">Controlled components</text:p>
      <text:p text:style-name="P115"/>
      <text:p text:style-name="P116">Understand frond-end Pipeline (front-end architecture)</text:p>
      <text:p text:style-name="P116">Try to keep a decent knowledge about MVC or MV-VM</text:p>
      <text:p text:style-name="P116">First phase is to learn through cdn-package of framework but later on try to move on CLI (Command line interface runs via node.js)</text:p>
      <text:p text:style-name="P116"/>
      <text:p text:style-name="P117">React in combination with Alt or Redux it's something awesome and very easy to grasp. </text:p>
      <text:p text:style-name="P117"/>
      <text:p text:style-name="P118">Installation – three ways – make a react app, the fastest, add to an existing app, magic html, the last – external</text:p>
      <text:p text:style-name="P119">React claims to have powerful composition model which is recommended to be used instead of inheritance.</text:p>
      <text:p text:style-name="P120">Containment problem is that children don’t know their parents. Thus React suggest to pass props.children – a special prop each time a kid inherits from a parent.</text:p>
      <text:p text:style-name="P120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/>
      <text:p text:style-name="P123"/>
      <text:p text:style-name="P122"/>
      <text:p text:style-name="P120"/>
      <text:p text:style-name="P111"/>
      <text:p text:style-name="P111"/>
      <text:p text:style-name="P112">Difference html</text:p>
      <text:p text:style-name="P112">&lt;div onclick=”activateLaser()”&gt;&lt;/div&gt;</text:p>
      <text:p text:style-name="P112">&lt;button onClick={activateLaser}&gt;&lt;/button&gt;</text:p>
      <text:p text:style-name="P112">no () = just passing a function as an event handler – <text:s/><text:span text:style-name="T18">- no props? But rather passes e – syntactic event?</text:span></text:p>
      <text:p text:style-name="P112"/>
      <text:p text:style-name="P112"><text:tab/>CaMeL</text:p>
      <text:p text:style-name="P125"/>
      <text:p text:style-name="P129">Installation</text:p>
      <text:p text:style-name="P129">Hello World</text:p>
      <text:p text:style-name="P129">Introducing JSX</text:p>
      <text:p text:style-name="P124"/>
      <text:p text:style-name="P129">Rendering Elements</text:p>
      <text:p text:style-name="P129">Components and Props</text:p>
      <text:p text:style-name="P129">State and Lifecycle</text:p>
      <text:p text:style-name="P129"/>
      <text:p text:style-name="P129">Handling events</text:p>
      <text:p text:style-name="P129">Conditional rendering</text:p>
      <text:p text:style-name="P129">Lists and Keys</text:p>
      <text:p text:style-name="P129"/>
      <text:p text:style-name="P129">Forms</text:p>
      <text:p text:style-name="P129">Lifting State Up</text:p>
      <text:p text:style-name="P129">Composition vs inheritance</text:p>
      <text:p text:style-name="P129"/>
      <text:p text:style-name="P129">Thinking React </text:p>
      <text:p text:style-name="P129"/>
      <text:p text:style-name="P129"/>
      <text:p text:style-name="P126">Re-build mock in static</text:p>
      <text:p text:style-name="P126"/>
      <text:p text:style-name="P126">Is not state if:</text:p>
      <text:p text:style-name="P126">passed as props from parents</text:p>
      <text:p text:style-name="P126">remains unchanged with </text:p>
      <text:p text:style-name="P126">it can be computed based on other states</text:p>
      <text:p text:style-name="P126"/>
      <text:p text:style-name="P127">For each piece of state in the application:</text:p>
      <text:p text:style-name="P128">- Identify every component that renders something based on that state</text:p>
      <text:p text:style-name="P128">- Find a common owner component</text:p>
      <text:p text:style-name="P128">- Either the common owner or another component higher in hierarchy</text:p>
      <text:p text:style-name="P128">- If a component is still not found, then it is allowable to create a new component</text:p>
      <text:p text:style-name="P128"/>
      <text:p text:style-name="P128"/>
      <text:p text:style-name="P14"><text:soft-page-break/></text:p>
      <text:list xml:id="list65414159553196" text:continue-list="list65413445852616" text:style-name="L2">
        <text:list-item text:start-value="1">
          <text:p text:style-name="P208"><text:a xlink:type="simple" xlink:href="https://www.pluralsight.com/" text:style-name="Internet_20_link" text:visited-style-name="Visited_20_Internet_20_Link"><text:span text:style-name="T16">https://www.pluralsight.com/</text:span></text:a></text:p>
        </text:list-item>
        <text:list-item>
          <text:p text:style-name="P208"/>
        </text:list-item>
        <text:list-item>
          <text:p text:style-name="P209"><text:a xlink:type="simple" xlink:href="http://jsonlint.com/" text:style-name="Internet_20_link" text:visited-style-name="Visited_20_Internet_20_Link">http://jsonlint.com/</text:a></text:p>
        </text:list-item>
        <text:list-item>
          <text:p text:style-name="P210"><text:a xlink:type="simple" xlink:href="https://validator.w3.org/nu/#textarea" text:style-name="Internet_20_link" text:visited-style-name="Visited_20_Internet_20_Link">https://validator.w3.org/nu/#textarea</text:a></text:p>
        </text:list-item>
        <text:list-item>
          <text:p text:style-name="P210"><text:a xlink:type="simple" xlink:href="http://jigsaw.w3.org/css-validator/#validate_by_input" text:style-name="Internet_20_link" text:visited-style-name="Visited_20_Internet_20_Link">http://jigsaw.w3.org/css-validator/#validate_by_input</text:a></text:p>
        </text:list-item>
        <text:list-item>
          <text:p text:style-name="P211"><text:a xlink:type="simple" xlink:href="https://developers.google.com/speed/pagespeed/insights/" text:style-name="Internet_20_link" text:visited-style-name="Visited_20_Internet_20_Link">https://developers.google.com/speed/pagespeed/insights/</text:a></text:p>
        </text:list-item>
        <text:list-item>
          <text:p text:style-name="P212"><text:a xlink:type="simple" xlink:href="https://developer.mozilla.org/en-US/docs/Web/Accessibility/ARIA" text:style-name="Internet_20_link" text:visited-style-name="Visited_20_Internet_20_Link">https://developer.mozilla.org/en-US/docs/Web/Accessibility/ARIA</text:a></text:p>
        </text:list-item>
        <text:list-item>
          <text:p text:style-name="P213"><text:a xlink:type="simple" xlink:href="https://developer.mozilla.org/en-US/docs/Learn/HTML/Multimedia_and_embedding/Responsive_images" text:style-name="Internet_20_link" text:visited-style-name="Visited_20_Internet_20_Link">https://developer.mozilla.org/en-US/docs/Learn/HTML/Multimedia_and_embedding/Responsive_images</text:a></text:p>
        </text:list-item>
        <text:list-item>
          <text:p text:style-name="P214"><text:a xlink:type="simple" xlink:href="https://github.com/h5bp/Front-end-Developer-Interview-Questions" text:style-name="Internet_20_link" text:visited-style-name="Visited_20_Internet_20_Link">https://github.com/h5bp/Front-end-Developer-Interview-Questions</text:a></text:p>
        </text:list-item>
        <text:list-item>
          <text:p text:style-name="P214"/>
        </text:list-item>
        <text:list-item>
          <text:p text:style-name="P215"/>
        </text:list-item>
        <text:list-item>
          <text:p text:style-name="P215"/>
        </text:list-item>
        <text:list-item>
          <text:p text:style-name="P202"/>
        </text:list-item>
        <text:list-item>
          <text:p text:style-name="P203"/>
        </text:list-item>
        <text:list-item>
          <text:p text:style-name="P216"/>
        </text:list-item>
        <text:list-item>
          <text:p text:style-name="P217"/>
        </text:list-item>
      </text:list>
      <text:p text:style-name="P92"/>
      <text:p text:style-name="P92"/>
      <text:p text:style-name="P92"/>
      <text:p text:style-name="P92"/>
      <text:p text:style-name="P92"/>
      <text:p text:style-name="P146"/>
      <text:h text:style-name="Heading_20_1" text:outline-level="1">LECTURES NOTES</text:h>
      <text:p text:style-name="P86"/>
      <text:p text:style-name="P51"/>
      <text:p text:style-name="P51"/>
      <text:p text:style-name="P51"/>
      <text:p text:style-name="P146"/>
      <text:p text:style-name="P51"/>
      <text:h text:style-name="Heading_20_1" text:outline-level="1">UPWORK</text:h>
      <text:p text:style-name="P102"/>
      <text:p text:style-name="P102"/>
      <text:p text:style-name="P148"/>
      <text:p text:style-name="P103"/>
      <text:p text:style-name="P146"/>
      <text:h text:style-name="Heading_20_2" text:outline-level="2">LECTURES NOTES</text:h>
      <text:p text:style-name="P86"/>
      <text:p text:style-name="P86"/>
      <text:p text:style-name="Default_20_Style_20_Bold">20170423</text:p>
      <text:p text:style-name="P87"/>
      <text:p text:style-name="P87">Read about JS history</text:p>
      <text:p text:style-name="P88">Learned important thing about $ sign. 1 – can be start of the variable. 2 – in replace method defines a special replacement pattern. Returns $’ or $` - following, preceding, etc. - see mdn. Also, double quotes must be used at this occasoin.</text:p>
      <text:p text:style-name="P88"/>
      <text:p text:style-name="P89">Say we want to match any number. In a regular expression, putting a set of characters between square brackets makes that part of the expression match any of the characters between the brackets.</text:p>
      <text:p text:style-name="P51"/>
      <text:p text:style-name="P90">JavaScript uses a convention where month numbers start at zero (so December is 11), yet day numbers start at one. This is confusing and silly. Be careful.</text:p>
      <text:p text:style-name="P90"/>
      <text:p text:style-name="P146"/>
      <text:p text:style-name="P51"/>
      <text:p text:style-name="P146"/>
      <text:p text:style-name="P4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page"/>
      <style:text-properties style:font-name="Arial" fo:font-family="Arial" style:font-style-name="Regular" style:font-family-generic="swiss" style:font-pitch="variable" fo:font-size="11pt" officeooo:rsid="003fdbcc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 style:master-page-name="">
      <loext:graphic-properties draw:fill-image-width="0mm" draw:fill-image-height="0mm"/>
      <style:paragraph-properties fo:text-align="end" style:justify-single-word="false" style:page-number="auto" style:shadow="none" fo:keep-with-next="auto" text:number-lines="false" text:line-number="0" style:writing-mode="page">
        <style:tab-stops>
          <style:tab-stop style:position="87.95mm" style:type="center"/>
          <style:tab-stop style:position="175.9mm" style:type="right"/>
        </style:tab-stops>
      </style:paragraph-properties>
      <style:text-properties style:font-name="Arial1" fo:font-family="Arial" style:font-style-name="Bold" style:font-family-generic="swiss" style:font-pitch="variable" fo:font-size="11pt" fo:font-weight="bold" officeooo:rsid="001b3518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er_5f_08" style:display-name="Header_08" style:family="paragraph" style:parent-style-name="Header">
      <style:paragraph-properties fo:text-align="end" style:justify-single-word="false"/>
      <style:text-properties officeooo:rsid="001b3518"/>
    </style:style>
    <style:style style:name="Default_20_Style_20_Bold_20_Centered" style:display-name="Default Style Bold Centered" style:family="paragraph" style:parent-style-name="Standard">
      <style:paragraph-properties fo:text-align="center" style:justify-single-word="false"/>
      <style:text-properties fo:font-weight="bold" officeooo:rsid="001c9a45" style:font-weight-asian="bold" style:font-weight-complex="bold"/>
    </style:style>
    <style:style style:name="Header_20_Arial_20_Black_20_Right" style:display-name="Header Arial Black Right" style:family="paragraph" style:parent-style-name="Header">
      <style:paragraph-properties fo:text-align="end" style:justify-single-word="false" style:writing-mode="page"/>
      <style:text-properties style:font-name="Arial Black" fo:font-family="'Arial Black'" style:font-family-generic="swiss" style:font-pitch="variable" fo:font-size="12pt" fo:font-weight="normal" officeooo:rsid="001b3518" style:font-size-asian="14pt" style:font-size-complex="14pt"/>
    </style:style>
    <style:style style:name="Heading_20_1" style:display-name="Heading 1" style:family="paragraph" style:parent-style-name="Heading" style:next-style-name="Standard" style:default-outline-level="1" style:class="text" style:master-page-name="">
      <loext:graphic-properties draw:fill-image-width="0mm" draw:fill-image-height="0mm"/>
      <style:paragraph-properties fo:margin-top="0mm" fo:margin-bottom="0mm" loext:contextual-spacing="true" style:page-number="auto" style:shadow="none" style:writing-mode="page">
        <style:tab-stops/>
      </style:paragraph-properties>
      <style:text-properties style:font-name="Arial1" fo:font-family="Arial" style:font-style-name="Bold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mm" fo:margin-bottom="0mm" loext:contextual-spacing="true" style:page-number="auto" style:writing-mode="page"/>
      <style:text-properties style:font-name="Arial1" fo:font-family="Arial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mm" fo:margin-bottom="0mm" loext:contextual-spacing="true" style:writing-mode="page"/>
      <style:text-properties style:font-name="Arial1" fo:font-family="Arial" style:font-style-name="Bold" style:font-family-generic="swiss" style:font-pitch="variable" fo:font-size="11pt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_20_Right_20_Black" style:display-name="Footer Right Black" style:family="paragraph" style:parent-style-name="Header">
      <style:paragraph-properties style:writing-mode="page"/>
      <style:text-properties style:font-name="Arial Black1" fo:font-family="'Arial Black'" style:font-style-name="Bold Italic" style:font-family-generic="swiss" style:font-pitch="variable" fo:font-size="12pt" fo:font-style="normal" fo:font-weight="900" style:font-size-asian="10.5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mm" fo:margin-bottom="0mm" loext:contextual-spacing="true" style:page-number="auto" style:writing-mode="page"/>
      <style:text-properties style:font-name="Arial1" fo:font-family="Arial" style:font-style-name="Bold" style:font-family-generic="swiss" style:font-pitch="variable"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Default_20_Style_20_Bold" style:display-name="Default Style Bold" style:family="paragraph" style:parent-style-name="Standard">
      <style:paragraph-properties style:writing-mode="page"/>
      <style:text-properties fo:font-weight="bold" officeooo:rsid="0044916b" style:font-size-asian="10.5pt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865" style:display-name="ListLabel 3865" style:family="text">
      <style:text-properties fo:color="#00000a" fo:font-size="9pt" fo:language="en" fo:country="US" style:font-name-asian="Andale Sans UI" style:font-family-asian="'Andale Sans UI', 'Arial Unicode MS'" style:font-family-generic-asian="system" style:font-pitch-asian="variable" style:font-size-asian="9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ListLabel_20_3866" style:display-name="ListLabel 3866" style:family="text">
      <style:text-properties fo:language="en" fo:country="US" fo:background-color="#ffffff" style:font-name-complex="Arial2" style:font-family-complex="Arial" style:font-family-generic-complex="system" style:font-pitch-complex="variable"/>
    </style:style>
    <style:style style:name="ListLabel_20_3867" style:display-name="ListLabel 3867" style:family="text">
      <style:text-properties fo:language="ru" fo:country="RU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       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       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       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prefix="        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7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space" fo:text-indent="-2.54mm" fo:margin-left="7.62mm"/>
        </style:list-level-properties>
      </text:list-level-style-number>
      <text:list-level-style-number text:level="2" text:style-name="Character_5f_20_5f_style" style:num-suffix=")" style:num-format="1" text:display-levels="2">
        <style:list-level-properties text:list-level-position-and-space-mode="label-alignment">
          <style:list-level-label-alignment text:label-followed-by="space" fo:text-indent="-2.54mm" fo:margin-left="12.7mm"/>
        </style:list-level-properties>
      </text:list-level-style-number>
      <text:list-level-style-number text:level="3" text:style-name="Character_5f_20_5f_style" style:num-suffix=")" style:num-format="1" text:display-levels="3">
        <style:list-level-properties text:list-level-position-and-space-mode="label-alignment">
          <style:list-level-label-alignment text:label-followed-by="space" fo:text-indent="-2.54mm" fo:margin-left="17.78mm"/>
        </style:list-level-properties>
      </text:list-level-style-number>
      <text:list-level-style-number text:level="4" text:style-name="Character_5f_20_5f_style" style:num-suffix=")" style:num-format="1" text:display-levels="4">
        <style:list-level-properties text:list-level-position-and-space-mode="label-alignment">
          <style:list-level-label-alignment text:label-followed-by="space" fo:text-indent="-2.54mm" fo:margin-left="22.86mm"/>
        </style:list-level-properties>
      </text:list-level-style-number>
      <text:list-level-style-number text:level="5" text:style-name="Character_5f_20_5f_style" style:num-suffix=")" style:num-format="1" text:display-levels="5">
        <style:list-level-properties text:list-level-position-and-space-mode="label-alignment">
          <style:list-level-label-alignment text:label-followed-by="space" fo:text-indent="-2.54mm" fo:margin-left="27.9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5.63mm" fo:text-indent="-20.32mm" fo:margin-left="35.63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8.17mm" fo:text-indent="-22.86mm" fo:margin-left="38.1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0.71mm" fo:text-indent="-25.4mm" fo:margin-left="40.71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3.25mm" fo:text-indent="-27.94mm" fo:margin-left="43.2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-6.35mm" fo:margin-left="25.4m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space" fo:text-indent="-2.54mm" fo:margin-left="7.62mm"/>
        </style:list-level-properties>
      </text:list-level-style-number>
      <text:list-level-style-number text:level="2" text:style-name="Character_5f_20_5f_style" style:num-suffix=")" style:num-format="1" text:display-levels="2">
        <style:list-level-properties text:list-level-position-and-space-mode="label-alignment">
          <style:list-level-label-alignment text:label-followed-by="space" fo:text-indent="-2.54mm" fo:margin-left="12.7mm"/>
        </style:list-level-properties>
      </text:list-level-style-number>
      <text:list-level-style-number text:level="3" text:style-name="Character_5f_20_5f_style" style:num-suffix=")" style:num-format="1" text:display-levels="3">
        <style:list-level-properties text:list-level-position-and-space-mode="label-alignment">
          <style:list-level-label-alignment text:label-followed-by="space" fo:text-indent="-2.54mm" fo:margin-left="17.78mm"/>
        </style:list-level-properties>
      </text:list-level-style-number>
      <text:list-level-style-number text:level="4" text:style-name="Character_5f_20_5f_style" style:num-suffix=")" style:num-format="1" text:display-levels="4">
        <style:list-level-properties text:list-level-position-and-space-mode="label-alignment">
          <style:list-level-label-alignment text:label-followed-by="space" fo:text-indent="-2.54mm" fo:margin-left="22.86mm"/>
        </style:list-level-properties>
      </text:list-level-style-number>
      <text:list-level-style-number text:level="5" text:style-name="Character_5f_20_5f_style" style:num-suffix=")" style:num-format="1" text:display-levels="5">
        <style:list-level-properties text:list-level-position-and-space-mode="label-alignment">
          <style:list-level-label-alignment text:label-followed-by="space" fo:text-indent="-2.54mm" fo:margin-left="27.9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5.63mm" fo:text-indent="-20.32mm" fo:margin-left="35.63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8.17mm" fo:text-indent="-22.86mm" fo:margin-left="38.1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0.71mm" fo:text-indent="-25.4mm" fo:margin-left="40.71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3.25mm" fo:text-indent="-27.94mm" fo:margin-left="43.2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space" fo:text-indent="-2.54mm" fo:margin-left="7.62mm"/>
        </style:list-level-properties>
      </text:list-level-style-number>
      <text:list-level-style-number text:level="2" text:style-name="Character_5f_20_5f_style" style:num-suffix=")" style:num-format="1" text:display-levels="2">
        <style:list-level-properties text:list-level-position-and-space-mode="label-alignment">
          <style:list-level-label-alignment text:label-followed-by="space" fo:text-indent="-2.54mm" fo:margin-left="12.7mm"/>
        </style:list-level-properties>
      </text:list-level-style-number>
      <text:list-level-style-number text:level="3" text:style-name="Character_5f_20_5f_style" style:num-suffix=")" style:num-format="1" text:display-levels="3">
        <style:list-level-properties text:list-level-position-and-space-mode="label-alignment">
          <style:list-level-label-alignment text:label-followed-by="space" fo:text-indent="-2.54mm" fo:margin-left="17.78mm"/>
        </style:list-level-properties>
      </text:list-level-style-number>
      <text:list-level-style-number text:level="4" text:style-name="Character_5f_20_5f_style" style:num-suffix=")" style:num-format="1" text:display-levels="4">
        <style:list-level-properties text:list-level-position-and-space-mode="label-alignment">
          <style:list-level-label-alignment text:label-followed-by="space" fo:text-indent="-2.54mm" fo:margin-left="22.86mm"/>
        </style:list-level-properties>
      </text:list-level-style-number>
      <text:list-level-style-number text:level="5" text:style-name="Character_5f_20_5f_style" style:num-suffix=")" style:num-format="1" text:display-levels="5">
        <style:list-level-properties text:list-level-position-and-space-mode="label-alignment">
          <style:list-level-label-alignment text:label-followed-by="space" fo:text-indent="-2.54mm" fo:margin-left="27.94m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35.63mm" fo:text-indent="-20.32mm" fo:margin-left="35.63m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38.17mm" fo:text-indent="-22.86mm" fo:margin-left="38.17m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40.71mm" fo:text-indent="-25.4mm" fo:margin-left="40.71m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43.25mm" fo:text-indent="-27.94mm" fo:margin-left="43.2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_5f_08">
      <style:text-properties officeooo:paragraph-rsid="00eeac9d"/>
    </style:style>
    <style:style style:name="MP2" style:family="paragraph" style:parent-style-name="Header_20_Arial_20_Black_20_Right" style:list-style-name="ML1"/>
    <style:style style:name="MT1" style:family="text">
      <style:text-properties officeooo:rsid="01c8ec18"/>
    </style:style>
    <style:style style:name="MT2" style:family="text">
      <style:text-properties officeooo:rsid="00d2ed67"/>
    </style:style>
    <style:style style:name="MT3" style:family="text">
      <style:text-properties officeooo:rsid="002f4e8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page-layout style:name="Mpm1">
      <style:page-layout-properties fo:page-width="210.01mm" fo:page-height="297mm" style:num-format="1" style:print-orientation="portrait" fo:margin-top="20mm" fo:margin-bottom="20mm" fo:margin-left="24.99mm" fo:margin-right="20mm" style:shadow="none" style:writing-mode="lr-tb" style:footnote-max-height="0mm">
        <style:columns fo:column-count="1" fo:column-gap="0mm"/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6.4mm" svg:y="-16.19mm" svg:width="19.9mm" svg:height="27.59mm" draw:z-index="27"><draw:image xlink:href="Pictures/10000000000001080000016E2743490BB4390DEC.jpg" xlink:type="simple" xlink:show="embed" xlink:actuate="onLoad" loext:mime-type="image/jpeg"/></draw:frame><text:span text:style-name="MT1">Alexey Solonenko React Work File</text:span> <text:span text:style-name="MT2">(</text:span><text:span text:style-name="MT2"><text:file-name text:display="name-and-extension">Udemy_work_file.odt</text:file-name></text:span><text:span text:style-name="MT2">)</text:span></text:p>
        <text:list xml:id="list1834989221" text:style-name="ML1">
          <text:list-header>
            <text:p text:style-name="MP2"><text:s text:c="2"/><text:span text:style-name="MT3">Page </text:span><text:span text:style-name="MT3"><text:page-number text:select-page="current">28</text:page-number></text:span><text:span text:style-name="MT3"><text:s/>of </text:span><text:span text:style-name="MT3"><text:page-count>28</text:page-count></text:span><text:s/></text:p>
          </text:list-header>
        </text:list>
        <text:p text:style-name="Header_20_Arial_20_Black_20_Right">___________________________________________________________________________</text:p>
      </style:header>
      <style:footer>
        <text:p text:style-name="Footer_20_Right_20_Black">_____________________________________________________________________________</text:p>
        <text:p text:style-name="Footer_20_Right_20_Black"><text:s/><text:chapter text:display="number" text:outline-level="2">         5.1.</text:chapter><text:s text:c="2"/><text:chapter text:display="name" text:outline-level="2">LECTURES NOTES</text:chapt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9:35:30.513000000</meta:creation-date>
    <meta:generator>LibreOffice/5.4.1.2$Windows_X86_64 LibreOffice_project/ea7cb86e6eeb2bf3a5af73a8f7777ac570321527</meta:generator>
    <dc:date>2017-10-05T06:54:12.349000000</dc:date>
    <meta:editing-duration>P33DT22H21M34S</meta:editing-duration>
    <meta:editing-cycles>580</meta:editing-cycles>
    <meta:document-statistic meta:table-count="0" meta:image-count="1" meta:object-count="0" meta:page-count="28" meta:paragraph-count="404" meta:word-count="1992" meta:character-count="18453" meta:non-whitespace-character-count="16246"/>
  </office:meta>
</office:document-meta>
</file>